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4957in"/>
    </style:style>
    <style:style style:name="co5" style:family="table-column">
      <style:table-column-properties fo:break-before="auto" style:column-width="0.7807in"/>
    </style:style>
    <style:style style:name="co6" style:family="table-column">
      <style:table-column-properties fo:break-before="auto" style:column-width="0.0772in"/>
    </style:style>
    <style:style style:name="co7" style:family="table-column">
      <style:table-column-properties fo:break-before="auto" style:column-width="0.266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1283in"/>
    </style:style>
    <style:style style:name="co10" style:family="table-column">
      <style:table-column-properties fo:break-before="auto" style:column-width="0.1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7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" style:family="table-cell" style:parent-style-name="Normal_20_2">
      <style:table-cell-properties style:rotation-align="none"/>
    </style:style>
    <style:style style:name="ce8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Normal_20_2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Normal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9" style:family="table-cell" style:parent-style-name="Normal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1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2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Normal_20_2">
      <style:table-cell-properties style:diagonal-bl-tr="none" style:diagonal-tl-br="none" fo:border="none" style:rotation-align="none"/>
      <style:text-properties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Normal_20_2">
      <style:table-cell-properties style:diagonal-bl-tr="none" style:diagonal-tl-br="none" fo:border="none" style:rotation-align="none"/>
    </style:style>
    <style:style style:name="ce95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97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9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ackground-color="#5eb91e"/>
    </style:style>
    <style:style style:name="ce44" style:family="table-cell" style:parent-style-name="Normal_20_2" style:data-style-name="N100">
      <style:table-cell-properties style:diagonal-bl-tr="none" style:diagonal-tl-br="none" fo:border="none" style:rotation-align="none"/>
      <style:text-properties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ce40"/>
        <table:table-column table:style-name="co8" table:number-columns-repeated="52" table:default-cell-style-name="Default"/>
        <table:table-row table:style-name="ro1">
          <table:table-cell table:style-name="ce75" office:value-type="string" calcext:value-type="string">
            <text:p>Marikina Orthopedic Specialty Clinic <text:s text:c="4"/></text:p>
          </table:table-cell>
          <table:table-cell table:style-name="ce86" table:number-columns-repeated="4"/>
          <table:table-cell table:style-name="ce102" table:number-columns-repeated="2"/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76"/>
          <table:table-cell table:style-name="ce86" table:number-columns-repeated="4"/>
          <table:table-cell table:style-name="ce103" table:number-columns-repeated="2"/>
          <table:table-cell table:style-name="ce110" table:number-columns-repeated="2"/>
          <table:table-cell table:number-columns-repeated="58"/>
        </table:table-row>
        <table:table-row table:style-name="ro2">
          <table:table-cell table:style-name="ce76" office:value-type="string" calcext:value-type="string">
            <text:p>X-Ray Price List <text:s text:c="2"/>(2019)</text:p>
          </table:table-cell>
          <table:table-cell table:style-name="ce84" table:number-columns-repeated="2"/>
          <table:table-cell table:style-name="ce95" office:value-type="string" calcext:value-type="string">
            <text:p>Regular</text:p>
            <text:p>Price</text:p>
          </table:table-cell>
          <table:table-cell table:style-name="ce95"/>
          <table:table-cell table:style-name="ce104" office:value-type="string" calcext:value-type="string">
            <text:p>Senior</text:p>
            <text:p>Citizen</text:p>
          </table:table-cell>
          <table:table-cell table:style-name="ce104" office:value-type="string" calcext:value-type="string">
            <text:p>NOTE</text:p>
          </table:table-cell>
          <table:table-cell table:style-name="ce111" table:number-columns-repeated="2"/>
          <table:table-cell office:value-type="string" calcext:value-type="string">
            <text:p>x_ray_body_location</text:p>
          </table:table-cell>
          <table:table-cell table:number-columns-repeated="3"/>
          <table:table-cell office:value-type="string" calcext:value-type="string">
            <text:p>x_ray_type</text:p>
          </table:table-cell>
          <table:table-cell/>
          <table:table-cell office:value-type="string" calcext:value-type="string">
            <text:p>x_ray_service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96" table:number-columns-repeated="2"/>
          <table:table-cell table:number-columns-repeated="62"/>
        </table:table-row>
        <table:table-row table:style-name="ro1">
          <table:table-cell table:style-name="ce77" office:value-type="string" calcext:value-type="string">
            <text:p>Chest <text:s/>(pedia)</text:p>
          </table:table-cell>
          <table:table-cell table:style-name="ce87" office:value-type="string" calcext:value-type="string">
            <text:p>AP/L</text:p>
          </table:table-cell>
          <table:table-cell table:style-name="ce87" office:value-type="string" calcext:value-type="string">
            <text:p>AP/Lateral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 table:style-name="ce84"/>
          <table:table-cell office:value-type="float" office:value="1" calcext:value-type="float">
            <text:p>1</text:p>
          </table:table-cell>
          <table:table-cell table:formula="of:=&quot;INSERT INTO usbong_kms.x_ray_body_location (x_ray_body_location_id, x_ray_body_location_name) VALUES (NULL, '&quot; &amp; TRIM([.A5]) &amp; &quot;');&quot;" office:value-type="string" office:string-value="INSERT INTO usbong_kms.x_ray_body_location (x_ray_body_location_id, x_ray_body_location_name) VALUES (NULL, 'Chest (pedia)');" calcext:value-type="string">
            <text:p>INSERT INTO usbong_kms.x_ray_body_location (x_ray_body_location_id, x_ray_body_location_name) VALUES (NULL, 'Chest (pedia)');</text:p>
          </table:table-cell>
          <table:table-cell/>
          <table:table-cell table:style-name="ce90" office:value-type="string" calcext:value-type="string">
            <text:p>(Pedia) AP</text:p>
          </table:table-cell>
          <table:table-cell office:value-type="float" office:value="1" calcext:value-type="float">
            <text:p>1</text:p>
          </table:table-cell>
          <table:table-cell table:formula="of:=&quot;INSERT INTO usbong_kms.x_ray_type (x_ray_type_id, x_ray_type_name) VALUES (NULL, '&quot; &amp; TRIM([.L5]) &amp; &quot;');&quot;" office:value-type="string" office:string-value="INSERT INTO usbong_kms.x_ray_type (x_ray_type_id, x_ray_type_name) VALUES (NULL, '(Pedia) AP');" calcext:value-type="string">
            <text:p>INSERT INTO usbong_kms.x_ray_type (x_ray_type_id, x_ray_type_name) VALUES (NULL, '(Pedia) AP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5]) &amp; &quot;'),&quot; &amp; &quot;(select x_ray_type_id from x_ray_type where x_ray_type_name ='&quot; &amp; TRIM([.C5]) &amp; &quot;'), &quot; &amp; TRIM([.E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hest (pedia)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Chest (pedia)'),(select x_ray_type_id from x_ray_type where x_ray_type_name ='AP/Lateral'), 60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Chest <text:s/>(adult)</text:p>
          </table:table-cell>
          <table:table-cell table:number-columns-repeated="2" table:style-name="ce14" office:value-type="string" calcext:value-type="string">
            <text:p>PA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6]&lt;&gt;[.A5]; [.I5]+1;[.I5])" office:value-type="float" office:value="2" calcext:value-type="float">
            <text:p>2</text:p>
          </table:table-cell>
          <table:table-cell table:formula="of:==IF(TRIM([.A6])&lt;&gt;TRIM([.A5]); &quot;INSERT INTO usbong_kms.x_ray_body_location (x_ray_body_location_id, x_ray_body_location_name) VALUES (NULL, '&quot; &amp; TRIM([.A6]) &amp; &quot;');&quot;;&quot;&quot;)" office:value-type="string" office:string-value="INSERT INTO usbong_kms.x_ray_body_location (x_ray_body_location_id, x_ray_body_location_name) VALUES (NULL, 'Chest (adult)');" calcext:value-type="string">
            <text:p>INSERT INTO usbong_kms.x_ray_body_location (x_ray_body_location_id, x_ray_body_location_name) VALUES (NULL, 'Chest (adult)');</text:p>
          </table:table-cell>
          <table:table-cell/>
          <table:table-cell table:style-name="ce87" office:value-type="string" calcext:value-type="string">
            <text:p>AP only</text:p>
          </table:table-cell>
          <table:table-cell table:formula="of:=IF([.L6]&lt;&gt;[.L5]; [.M5]+1;[.M5])" office:value-type="float" office:value="2" calcext:value-type="float">
            <text:p>2</text:p>
          </table:table-cell>
          <table:table-cell table:formula="of:=IF([.M6]&lt;&gt;[.M5];&quot;INSERT INTO usbong_kms.x_ray_type (x_ray_type_id, x_ray_type_name) VALUES (NULL, '&quot; &amp; TRIM([.L6]) &amp; &quot;');&quot;;&quot;&quot;)" office:value-type="string" office:string-value="INSERT INTO usbong_kms.x_ray_type (x_ray_type_id, x_ray_type_name) VALUES (NULL, 'AP only');" calcext:value-type="string">
            <text:p>INSERT INTO usbong_kms.x_ray_type (x_ray_type_id, x_ray_type_name) VALUES (NULL, 'AP only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6]) &amp; &quot;'),&quot; &amp; &quot;(select x_ray_type_id from x_ray_type where x_ray_type_name ='&quot; &amp; TRIM([.C6]) &amp; &quot;'), &quot; &amp; TRIM([.E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hest (adult)'),(select x_ray_type_id from x_ray_type where x_ray_type_name ='PA'), 400);" calcext:value-type="string">
            <text:p>INSERT INTO usbong_kms.x_ray_service (x_ray_service_id, x_ray_body_location_id, x_ray_type_id, x_ray_price) VALUES (NULL, (SELECT x_ray_body_location_id FROM x_ray_body_location WHERE x_ray_body_location_name ='Chest (adult)'),(select x_ray_type_id from x_ray_type where x_ray_type_name ='PA'), 40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number-columns-repeated="2" table:style-name="ce87" office:value-type="string" calcext:value-type="string">
            <text:p>AP only</text:p>
          </table:table-cell>
          <table:table-cell table:number-columns-repeated="2"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 table:style-name="ce100"/>
          <table:table-cell table:style-name="ce84"/>
          <table:table-cell table:formula="of:=IF([.A7]&lt;&gt;[.A6]; [.I6]+1;[.I6])" office:value-type="float" office:value="3" calcext:value-type="float">
            <text:p>3</text:p>
          </table:table-cell>
          <table:table-cell table:formula="of:==IF(TRIM([.A7])&lt;&gt;TRIM([.A6]); &quot;INSERT INTO usbong_kms.x_ray_body_location (x_ray_body_location_id, x_ray_body_location_name) VALUES (NULL, '&quot; &amp; TRIM([.A7]) &amp; &quot;');&quot;;&quot;&quot;)" office:value-type="string" office:string-value="INSERT INTO usbong_kms.x_ray_body_location (x_ray_body_location_id, x_ray_body_location_name) VALUES (NULL, 'Shoulder');" calcext:value-type="string">
            <text:p>INSERT INTO usbong_kms.x_ray_body_location (x_ray_body_location_id, x_ray_body_location_name) VALUES (NULL, 'Shoulder');</text:p>
          </table:table-cell>
          <table:table-cell/>
          <table:table-cell table:style-name="ce87" office:value-type="string" calcext:value-type="string">
            <text:p>AP only</text:p>
          </table:table-cell>
          <table:table-cell table:formula="of:=IF([.L7]&lt;&gt;[.L6]; [.M6]+1;[.M6])" office:value-type="float" office:value="2" calcext:value-type="float">
            <text:p>2</text:p>
          </table:table-cell>
          <table:table-cell table:formula="of:=IF([.M7]&lt;&gt;[.M6];&quot;INSERT INTO usbong_kms.x_ray_type (x_ray_type_id, x_ray_type_name) VALUES (NULL, '&quot; &amp; TRIM([.L7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7]) &amp; &quot;'),&quot; &amp; &quot;(select x_ray_type_id from x_ray_type where x_ray_type_name ='&quot; &amp; TRIM([.C7]) &amp; &quot;'), &quot; &amp; TRIM([.E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 only'), 350);" calcext:value-type="string">
            <text:p>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 only'), 35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number-columns-repeated="2" table:style-name="ce87" office:value-type="string" calcext:value-type="string">
            <text:p>AP/Lateral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 table:style-name="ce100"/>
          <table:table-cell table:style-name="ce84"/>
          <table:table-cell table:formula="of:=IF([.A8]&lt;&gt;[.A7]; [.I7]+1;[.I7])" office:value-type="float" office:value="3" calcext:value-type="float">
            <text:p>3</text:p>
          </table:table-cell>
          <table:table-cell table:formula="of:==IF(TRIM([.A8])&lt;&gt;TRIM([.A7]); &quot;INSERT INTO usbong_kms.x_ray_body_location (x_ray_body_location_id, x_ray_body_location_name) VALUES (NULL, '&quot; &amp; TRIM([.A8]) &amp; &quot;');&quot;;&quot;&quot;)">
            <text:p/>
          </table:table-cell>
          <table:table-cell/>
          <table:table-cell table:style-name="ce87" office:value-type="string" calcext:value-type="string">
            <text:p>AP only</text:p>
          </table:table-cell>
          <table:table-cell table:formula="of:=IF([.L8]&lt;&gt;[.L7]; [.M7]+1;[.M7])" office:value-type="float" office:value="2" calcext:value-type="float">
            <text:p>2</text:p>
          </table:table-cell>
          <table:table-cell table:formula="of:=IF([.M8]&lt;&gt;[.M7];&quot;INSERT INTO usbong_kms.x_ray_type (x_ray_type_id, x_ray_type_name) VALUES (NULL, '&quot; &amp; TRIM([.L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8]) &amp; &quot;'),&quot; &amp; &quot;(select x_ray_type_id from x_ray_type where x_ray_type_name ='&quot; &amp; TRIM([.C8]) &amp; &quot;'), &quot; &amp; TRIM([.E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/Lateral'), 600);</text:p>
          </table:table-cell>
          <table:table-cell table:number-columns-repeated="51"/>
        </table:table-row>
        <table:table-row table:style-name="ro1">
          <table:table-cell table:style-name="ce78" office:value-type="string" calcext:value-type="string">
            <text:p>Wrist </text:p>
          </table:table-cell>
          <table:table-cell table:style-name="ce88" office:value-type="string" calcext:value-type="string">
            <text:p>AP/L</text:p>
          </table:table-cell>
          <table:table-cell table:style-name="ce88" office:value-type="string" calcext:value-type="string">
            <text:p>AP/Lateral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9]&lt;&gt;[.A8]; [.I8]+1;[.I8])" office:value-type="float" office:value="4" calcext:value-type="float">
            <text:p>4</text:p>
          </table:table-cell>
          <table:table-cell table:formula="of:==IF(TRIM([.A9])&lt;&gt;TRIM([.A8]); &quot;INSERT INTO usbong_kms.x_ray_body_location (x_ray_body_location_id, x_ray_body_location_name) VALUES (NULL, '&quot; &amp; TRIM([.A9]) &amp; &quot;');&quot;;&quot;&quot;)" office:value-type="string" office:string-value="INSERT INTO usbong_kms.x_ray_body_location (x_ray_body_location_id, x_ray_body_location_name) VALUES (NULL, 'Wrist');" calcext:value-type="string">
            <text:p>INSERT INTO usbong_kms.x_ray_body_location (x_ray_body_location_id, x_ray_body_location_name) VALUES (NULL, 'Wrist');</text:p>
          </table:table-cell>
          <table:table-cell/>
          <table:table-cell table:style-name="ce87" office:value-type="string" calcext:value-type="string">
            <text:p>AP only</text:p>
          </table:table-cell>
          <table:table-cell table:formula="of:=IF([.L9]&lt;&gt;[.L8]; [.M8]+1;[.M8])" office:value-type="float" office:value="2" calcext:value-type="float">
            <text:p>2</text:p>
          </table:table-cell>
          <table:table-cell table:formula="of:=IF([.M9]&lt;&gt;[.M8];&quot;INSERT INTO usbong_kms.x_ray_type (x_ray_type_id, x_ray_type_name) VALUES (NULL, '&quot; &amp; TRIM([.L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9]) &amp; &quot;'),&quot; &amp; &quot;(select x_ray_type_id from x_ray_type where x_ray_type_name ='&quot; &amp; TRIM([.C9]) &amp; &quot;'), &quot; &amp; TRIM([.E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Wrist'),(select x_ray_type_id from x_ray_type where x_ray_type_name ='AP/Lateral'), 400);" calcext:value-type="string">
            <text:p>INSERT INTO usbong_kms.x_ray_service (x_ray_service_id, x_ray_body_location_id, x_ray_type_id, x_ray_price) VALUES (NULL, (SELECT x_ray_body_location_id FROM x_ray_body_location WHERE x_ray_body_location_name ='Wrist'),(select x_ray_type_id from x_ray_type where x_ray_type_name ='AP/Lateral'), 400);</text:p>
          </table:table-cell>
          <table:table-cell table:number-columns-repeated="51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89" office:value-type="string" calcext:value-type="string">
            <text:p>AP/O</text:p>
          </table:table-cell>
          <table:table-cell table:style-name="ce89" office:value-type="string" calcext:value-type="string">
            <text:p>AP/Oblique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10]&lt;&gt;[.A9]; [.I9]+1;[.I9])" office:value-type="float" office:value="5" calcext:value-type="float">
            <text:p>5</text:p>
          </table:table-cell>
          <table:table-cell table:formula="of:==IF(TRIM([.A10])&lt;&gt;TRIM([.A9]); &quot;INSERT INTO usbong_kms.x_ray_body_location (x_ray_body_location_id, x_ray_body_location_name) VALUES (NULL, '&quot; &amp; TRIM([.A10]) &amp; &quot;');&quot;;&quot;&quot;)" office:value-type="string" office:string-value="INSERT INTO usbong_kms.x_ray_body_location (x_ray_body_location_id, x_ray_body_location_name) VALUES (NULL, 'Hand');" calcext:value-type="string">
            <text:p>INSERT INTO usbong_kms.x_ray_body_location (x_ray_body_location_id, x_ray_body_location_name) VALUES (NULL, 'Hand');</text:p>
          </table:table-cell>
          <table:table-cell/>
          <table:table-cell table:style-name="ce92" office:value-type="string" calcext:value-type="string">
            <text:p>AP-upright</text:p>
          </table:table-cell>
          <table:table-cell table:formula="of:=IF([.L10]&lt;&gt;[.L9]; [.M9]+1;[.M9])" office:value-type="float" office:value="3" calcext:value-type="float">
            <text:p>3</text:p>
          </table:table-cell>
          <table:table-cell table:formula="of:=IF([.M10]&lt;&gt;[.M9];&quot;INSERT INTO usbong_kms.x_ray_type (x_ray_type_id, x_ray_type_name) VALUES (NULL, '&quot; &amp; TRIM([.L10]) &amp; &quot;');&quot;;&quot;&quot;)" office:value-type="string" office:string-value="INSERT INTO usbong_kms.x_ray_type (x_ray_type_id, x_ray_type_name) VALUES (NULL, 'AP-upright');" calcext:value-type="string">
            <text:p>INSERT INTO usbong_kms.x_ray_type (x_ray_type_id, x_ray_type_name) VALUES (NULL, 'AP-upright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0]) &amp; &quot;'),&quot; &amp; &quot;(select x_ray_type_id from x_ray_type where x_ray_type_name ='&quot; &amp; TRIM([.C10]) &amp; &quot;'), &quot; &amp; TRIM([.E1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Oblique'), 400);" calcext:value-type="string">
            <text:p>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Oblique'), 400);</text:p>
          </table:table-cell>
          <table:table-cell table:number-columns-repeated="51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79" office:value-type="string" calcext:value-type="string">
            <text:p>AP/L/O <text:s/>( 3:1 )</text:p>
          </table:table-cell>
          <table:table-cell table:style-name="ce79" office:value-type="string" calcext:value-type="string">
            <text:p>AP/Lateral/Oblique <text:s/>( 3:1 )</text:p>
          </table:table-cell>
          <table:table-cell table:number-columns-repeated="2"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 table:style-name="ce106"/>
          <table:table-cell table:style-name="ce84"/>
          <table:table-cell table:formula="of:=IF([.A11]&lt;&gt;[.A10]; [.I10]+1;[.I10])" office:value-type="float" office:value="5" calcext:value-type="float">
            <text:p>5</text:p>
          </table:table-cell>
          <table:table-cell table:formula="of:==IF(TRIM([.A11])&lt;&gt;TRIM([.A10]); &quot;INSERT INTO usbong_kms.x_ray_body_location (x_ray_body_location_id, x_ray_body_location_name) VALUES (NULL, '&quot; &amp; TRIM([.A11]) &amp; &quot;');&quot;;&quot;&quot;)">
            <text:p/>
          </table:table-cell>
          <table:table-cell/>
          <table:table-cell table:style-name="ce92" office:value-type="string" calcext:value-type="string">
            <text:p>AP, R/L Bending</text:p>
          </table:table-cell>
          <table:table-cell table:formula="of:=IF([.L11]&lt;&gt;[.L10]; [.M10]+1;[.M10])" office:value-type="float" office:value="4" calcext:value-type="float">
            <text:p>4</text:p>
          </table:table-cell>
          <table:table-cell table:formula="of:=IF([.M11]&lt;&gt;[.M10];&quot;INSERT INTO usbong_kms.x_ray_type (x_ray_type_id, x_ray_type_name) VALUES (NULL, '&quot; &amp; TRIM([.L11]) &amp; &quot;');&quot;;&quot;&quot;)" office:value-type="string" office:string-value="INSERT INTO usbong_kms.x_ray_type (x_ray_type_id, x_ray_type_name) VALUES (NULL, 'AP, R/L Bending');" calcext:value-type="string">
            <text:p>INSERT INTO usbong_kms.x_ray_type (x_ray_type_id, x_ray_type_name) VALUES (NULL, 'AP, R/L Bending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1]) &amp; &quot;'),&quot; &amp; &quot;(select x_ray_type_id from x_ray_type where x_ray_type_name ='&quot; &amp; TRIM([.C11]) &amp; &quot;'), &quot; &amp; TRIM([.E1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Lateral/Oblique ( 3:1 )'), 550);" calcext:value-type="string">
            <text:p>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Lateral/Oblique ( 3:1 )'), 55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Elbow</text:p>
          </table:table-cell>
          <table:table-cell table:style-name="ce90" office:value-type="string" calcext:value-type="string">
            <text:p>AP/L</text:p>
          </table:table-cell>
          <table:table-cell table:style-name="ce90" office:value-type="string" calcext:value-type="string">
            <text:p>AP/Lateral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12]&lt;&gt;[.A11]; [.I11]+1;[.I11])" office:value-type="float" office:value="6" calcext:value-type="float">
            <text:p>6</text:p>
          </table:table-cell>
          <table:table-cell table:formula="of:==IF(TRIM([.A12])&lt;&gt;TRIM([.A11]); &quot;INSERT INTO usbong_kms.x_ray_body_location (x_ray_body_location_id, x_ray_body_location_name) VALUES (NULL, '&quot; &amp; TRIM([.A12]) &amp; &quot;');&quot;;&quot;&quot;)" office:value-type="string" office:string-value="INSERT INTO usbong_kms.x_ray_body_location (x_ray_body_location_id, x_ray_body_location_name) VALUES (NULL, 'Elbow');" calcext:value-type="string">
            <text:p>INSERT INTO usbong_kms.x_ray_body_location (x_ray_body_location_id, x_ray_body_location_name) VALUES (NULL, 'Elbow');</text:p>
          </table:table-cell>
          <table:table-cell/>
          <table:table-cell table:style-name="ce94" office:value-type="string" calcext:value-type="string">
            <text:p>AP/Frog leg</text:p>
          </table:table-cell>
          <table:table-cell table:formula="of:=IF([.L12]&lt;&gt;[.L11]; [.M11]+1;[.M11])" office:value-type="float" office:value="5" calcext:value-type="float">
            <text:p>5</text:p>
          </table:table-cell>
          <table:table-cell table:formula="of:=IF([.M12]&lt;&gt;[.M11];&quot;INSERT INTO usbong_kms.x_ray_type (x_ray_type_id, x_ray_type_name) VALUES (NULL, '&quot; &amp; TRIM([.L12]) &amp; &quot;');&quot;;&quot;&quot;)" office:value-type="string" office:string-value="INSERT INTO usbong_kms.x_ray_type (x_ray_type_id, x_ray_type_name) VALUES (NULL, 'AP/Frog leg');" calcext:value-type="string">
            <text:p>INSERT INTO usbong_kms.x_ray_type (x_ray_type_id, x_ray_type_name) VALUES (NULL, 'AP/Frog leg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2]) &amp; &quot;'),&quot; &amp; &quot;(select x_ray_type_id from x_ray_type where x_ray_type_name ='&quot; &amp; TRIM([.C12]) &amp; &quot;'), &quot; &amp; TRIM([.E1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Elbow'),(select x_ray_type_id from x_ray_type where x_ray_type_name ='AP/Lateral'), 400);" calcext:value-type="string">
            <text:p>INSERT INTO usbong_kms.x_ray_service (x_ray_service_id, x_ray_body_location_id, x_ray_type_id, x_ray_price) VALUES (NULL, (SELECT x_ray_body_location_id FROM x_ray_body_location WHERE x_ray_body_location_name ='Elbow'),(select x_ray_type_id from x_ray_type where x_ray_type_name ='AP/Lateral'), 40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Forearm </text:p>
          </table:table-cell>
          <table:table-cell table:style-name="ce87" office:value-type="string" calcext:value-type="string">
            <text:p>AP/L</text:p>
          </table:table-cell>
          <table:table-cell table:style-name="ce87" office:value-type="string" calcext:value-type="string">
            <text:p>AP/Lateral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13]&lt;&gt;[.A12]; [.I12]+1;[.I12])" office:value-type="float" office:value="7" calcext:value-type="float">
            <text:p>7</text:p>
          </table:table-cell>
          <table:table-cell table:formula="of:==IF(TRIM([.A13])&lt;&gt;TRIM([.A12]); &quot;INSERT INTO usbong_kms.x_ray_body_location (x_ray_body_location_id, x_ray_body_location_name) VALUES (NULL, '&quot; &amp; TRIM([.A13]) &amp; &quot;');&quot;;&quot;&quot;)" office:value-type="string" office:string-value="INSERT INTO usbong_kms.x_ray_body_location (x_ray_body_location_id, x_ray_body_location_name) VALUES (NULL, 'Forearm');" calcext:value-type="string">
            <text:p>INSERT INTO usbong_kms.x_ray_body_location (x_ray_body_location_id, x_ray_body_location_name) VALUES (NULL, 'Forearm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13]&lt;&gt;[.L12]; [.M12]+1;[.M12])" office:value-type="float" office:value="6" calcext:value-type="float">
            <text:p>6</text:p>
          </table:table-cell>
          <table:table-cell table:formula="of:=IF([.M13]&lt;&gt;[.M12];&quot;INSERT INTO usbong_kms.x_ray_type (x_ray_type_id, x_ray_type_name) VALUES (NULL, '&quot; &amp; TRIM([.L13]) &amp; &quot;');&quot;;&quot;&quot;)" office:value-type="string" office:string-value="INSERT INTO usbong_kms.x_ray_type (x_ray_type_id, x_ray_type_name) VALUES (NULL, 'AP/Lateral');" calcext:value-type="string">
            <text:p>INSERT INTO usbong_kms.x_ray_type (x_ray_type_id, x_ray_type_name) VALUES (NULL, 'AP/Lateral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3]) &amp; &quot;'),&quot; &amp; &quot;(select x_ray_type_id from x_ray_type where x_ray_type_name ='&quot; &amp; TRIM([.C13]) &amp; &quot;'), &quot; &amp; TRIM([.E1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orearm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Forearm'),(select x_ray_type_id from x_ray_type where x_ray_type_name ='AP/Lateral'), 50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number-columns-repeated="2" table:style-name="ce87" office:value-type="string" calcext:value-type="string">
            <text:p>AP only</text:p>
          </table:table-cell>
          <table:table-cell table:number-columns-repeated="2" table:style-name="ce97" office:value-type="float" office:value="350" calcext:value-type="float">
            <text:p>350</text:p>
          </table:table-cell>
          <table:table-cell table:style-name="ce106" office:value-type="float" office:value="280" calcext:value-type="float">
            <text:p>280</text:p>
          </table:table-cell>
          <table:table-cell table:style-name="ce106"/>
          <table:table-cell table:style-name="ce84"/>
          <table:table-cell table:formula="of:=IF([.A14]&lt;&gt;[.A13]; [.I13]+1;[.I13])" office:value-type="float" office:value="8" calcext:value-type="float">
            <text:p>8</text:p>
          </table:table-cell>
          <table:table-cell table:formula="of:==IF(TRIM([.A14])&lt;&gt;TRIM([.A13]); &quot;INSERT INTO usbong_kms.x_ray_body_location (x_ray_body_location_id, x_ray_body_location_name) VALUES (NULL, '&quot; &amp; TRIM([.A14]) &amp; &quot;');&quot;;&quot;&quot;)" office:value-type="string" office:string-value="INSERT INTO usbong_kms.x_ray_body_location (x_ray_body_location_id, x_ray_body_location_name) VALUES (NULL, 'Humerus');" calcext:value-type="string">
            <text:p>INSERT INTO usbong_kms.x_ray_body_location (x_ray_body_location_id, x_ray_body_location_name) VALUES (NULL, 'Humerus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14]&lt;&gt;[.L13]; [.M13]+1;[.M13])" office:value-type="float" office:value="6" calcext:value-type="float">
            <text:p>6</text:p>
          </table:table-cell>
          <table:table-cell table:formula="of:=IF([.M14]&lt;&gt;[.M13];&quot;INSERT INTO usbong_kms.x_ray_type (x_ray_type_id, x_ray_type_name) VALUES (NULL, '&quot; &amp; TRIM([.L14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4]) &amp; &quot;'),&quot; &amp; &quot;(select x_ray_type_id from x_ray_type where x_ray_type_name ='&quot; &amp; TRIM([.C14]) &amp; &quot;'), &quot; &amp; TRIM([.E1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 only'), 350);" calcext:value-type="string">
            <text:p>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 only'), 35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style-name="ce87" office:value-type="string" calcext:value-type="string">
            <text:p>AP/L</text:p>
          </table:table-cell>
          <table:table-cell table:style-name="ce87" office:value-type="string" calcext:value-type="string">
            <text:p>AP/Lateral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15]&lt;&gt;[.A14]; [.I14]+1;[.I14])" office:value-type="float" office:value="8" calcext:value-type="float">
            <text:p>8</text:p>
          </table:table-cell>
          <table:table-cell table:formula="of:==IF(TRIM([.A15])&lt;&gt;TRIM([.A14]); &quot;INSERT INTO usbong_kms.x_ray_body_location (x_ray_body_location_id, x_ray_body_location_name) VALUES (NULL, '&quot; &amp; TRIM([.A15]) &amp; &quot;');&quot;;&quot;&quot;)">
            <text:p/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15]&lt;&gt;[.L14]; [.M14]+1;[.M14])" office:value-type="float" office:value="6" calcext:value-type="float">
            <text:p>6</text:p>
          </table:table-cell>
          <table:table-cell table:formula="of:=IF([.M15]&lt;&gt;[.M14];&quot;INSERT INTO usbong_kms.x_ray_type (x_ray_type_id, x_ray_type_name) VALUES (NULL, '&quot; &amp; TRIM([.L15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5]) &amp; &quot;'),&quot; &amp; &quot;(select x_ray_type_id from x_ray_type where x_ray_type_name ='&quot; &amp; TRIM([.C15]) &amp; &quot;'), &quot; &amp; TRIM([.E1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/Lateral'), 50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Foot</text:p>
          </table:table-cell>
          <table:table-cell table:style-name="ce87" office:value-type="string" calcext:value-type="string">
            <text:p>AP/O</text:p>
          </table:table-cell>
          <table:table-cell table:style-name="ce87" office:value-type="string" calcext:value-type="string">
            <text:p>AP/Oblique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16]&lt;&gt;[.A15]; [.I15]+1;[.I15])" office:value-type="float" office:value="9" calcext:value-type="float">
            <text:p>9</text:p>
          </table:table-cell>
          <table:table-cell table:formula="of:==IF(TRIM([.A16])&lt;&gt;TRIM([.A15]); &quot;INSERT INTO usbong_kms.x_ray_body_location (x_ray_body_location_id, x_ray_body_location_name) VALUES (NULL, '&quot; &amp; TRIM([.A16]) &amp; &quot;');&quot;;&quot;&quot;)" office:value-type="string" office:string-value="INSERT INTO usbong_kms.x_ray_body_location (x_ray_body_location_id, x_ray_body_location_name) VALUES (NULL, 'Foot');" calcext:value-type="string">
            <text:p>INSERT INTO usbong_kms.x_ray_body_location (x_ray_body_location_id, x_ray_body_location_name) VALUES (NULL, 'Foot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16]&lt;&gt;[.L15]; [.M15]+1;[.M15])" office:value-type="float" office:value="6" calcext:value-type="float">
            <text:p>6</text:p>
          </table:table-cell>
          <table:table-cell table:formula="of:=IF([.M16]&lt;&gt;[.M15];&quot;INSERT INTO usbong_kms.x_ray_type (x_ray_type_id, x_ray_type_name) VALUES (NULL, '&quot; &amp; TRIM([.L1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6]) &amp; &quot;'),&quot; &amp; &quot;(select x_ray_type_id from x_ray_type where x_ray_type_name ='&quot; &amp; TRIM([.C16]) &amp; &quot;'), &quot; &amp; TRIM([.E1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oot'),(select x_ray_type_id from x_ray_type where x_ray_type_name ='AP/Oblique'), 400);" calcext:value-type="string">
            <text:p>INSERT INTO usbong_kms.x_ray_service (x_ray_service_id, x_ray_body_location_id, x_ray_type_id, x_ray_price) VALUES (NULL, (SELECT x_ray_body_location_id FROM x_ray_body_location WHERE x_ray_body_location_name ='Foot'),(select x_ray_type_id from x_ray_type where x_ray_type_name ='AP/Oblique'), 40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Ankle</text:p>
          </table:table-cell>
          <table:table-cell table:style-name="ce87" office:value-type="string" calcext:value-type="string">
            <text:p>AP/L</text:p>
          </table:table-cell>
          <table:table-cell table:style-name="ce87" office:value-type="string" calcext:value-type="string">
            <text:p>AP/Lateral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/>
          <table:table-cell table:formula="of:=IF([.A17]&lt;&gt;[.A16]; [.I16]+1;[.I16])" office:value-type="float" office:value="10" calcext:value-type="float">
            <text:p>10</text:p>
          </table:table-cell>
          <table:table-cell table:formula="of:==IF(TRIM([.A17])&lt;&gt;TRIM([.A16]); &quot;INSERT INTO usbong_kms.x_ray_body_location (x_ray_body_location_id, x_ray_body_location_name) VALUES (NULL, '&quot; &amp; TRIM([.A17]) &amp; &quot;');&quot;;&quot;&quot;)" office:value-type="string" office:string-value="INSERT INTO usbong_kms.x_ray_body_location (x_ray_body_location_id, x_ray_body_location_name) VALUES (NULL, 'Ankle');" calcext:value-type="string">
            <text:p>INSERT INTO usbong_kms.x_ray_body_location (x_ray_body_location_id, x_ray_body_location_name) VALUES (NULL, 'Ankle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17]&lt;&gt;[.L16]; [.M16]+1;[.M16])" office:value-type="float" office:value="6" calcext:value-type="float">
            <text:p>6</text:p>
          </table:table-cell>
          <table:table-cell table:formula="of:=IF([.M17]&lt;&gt;[.M16];&quot;INSERT INTO usbong_kms.x_ray_type (x_ray_type_id, x_ray_type_name) VALUES (NULL, '&quot; &amp; TRIM([.L17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7]) &amp; &quot;'),&quot; &amp; &quot;(select x_ray_type_id from x_ray_type where x_ray_type_name ='&quot; &amp; TRIM([.C17]) &amp; &quot;'), &quot; &amp; TRIM([.E1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Ankle'),(select x_ray_type_id from x_ray_type where x_ray_type_name ='AP/Lateral'), 400);" calcext:value-type="string">
            <text:p>INSERT INTO usbong_kms.x_ray_service (x_ray_service_id, x_ray_body_location_id, x_ray_type_id, x_ray_price) VALUES (NULL, (SELECT x_ray_body_location_id FROM x_ray_body_location WHERE x_ray_body_location_name ='Ankle'),(select x_ray_type_id from x_ray_type where x_ray_type_name ='AP/Lateral'), 40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Ankle/Foot</text:p>
          </table:table-cell>
          <table:table-cell table:style-name="ce87" office:value-type="string" calcext:value-type="string">
            <text:p>AP/L/O <text:s/>( 3:1 )</text:p>
          </table:table-cell>
          <table:table-cell table:style-name="ce87" office:value-type="string" calcext:value-type="string">
            <text:p>AP/Lateral/Oblique <text:s/>( 3:1 )</text:p>
          </table:table-cell>
          <table:table-cell table:number-columns-repeated="2"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 table:style-name="ce106"/>
          <table:table-cell/>
          <table:table-cell table:formula="of:=IF([.A18]&lt;&gt;[.A17]; [.I17]+1;[.I17])" office:value-type="float" office:value="11" calcext:value-type="float">
            <text:p>11</text:p>
          </table:table-cell>
          <table:table-cell table:formula="of:==IF(TRIM([.A18])&lt;&gt;TRIM([.A17]); &quot;INSERT INTO usbong_kms.x_ray_body_location (x_ray_body_location_id, x_ray_body_location_name) VALUES (NULL, '&quot; &amp; TRIM([.A18]) &amp; &quot;');&quot;;&quot;&quot;)" office:value-type="string" office:string-value="INSERT INTO usbong_kms.x_ray_body_location (x_ray_body_location_id, x_ray_body_location_name) VALUES (NULL, 'Ankle/Foot');" calcext:value-type="string">
            <text:p>INSERT INTO usbong_kms.x_ray_body_location (x_ray_body_location_id, x_ray_body_location_name) VALUES (NULL, 'Ankle/Foot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18]&lt;&gt;[.L17]; [.M17]+1;[.M17])" office:value-type="float" office:value="6" calcext:value-type="float">
            <text:p>6</text:p>
          </table:table-cell>
          <table:table-cell table:formula="of:=IF([.M18]&lt;&gt;[.M17];&quot;INSERT INTO usbong_kms.x_ray_type (x_ray_type_id, x_ray_type_name) VALUES (NULL, '&quot; &amp; TRIM([.L1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8]) &amp; &quot;'),&quot; &amp; &quot;(select x_ray_type_id from x_ray_type where x_ray_type_name ='&quot; &amp; TRIM([.C18]) &amp; &quot;'), &quot; &amp; TRIM([.E1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Ankle/Foot'),(select x_ray_type_id from x_ray_type where x_ray_type_name ='AP/Lateral/Oblique ( 3:1 )'), 550);" calcext:value-type="string">
            <text:p>INSERT INTO usbong_kms.x_ray_service (x_ray_service_id, x_ray_body_location_id, x_ray_type_id, x_ray_price) VALUES (NULL, (SELECT x_ray_body_location_id FROM x_ray_body_location WHERE x_ray_body_location_name ='Ankle/Foot'),(select x_ray_type_id from x_ray_type where x_ray_type_name ='AP/Lateral/Oblique ( 3:1 )'), 550);</text:p>
          </table:table-cell>
          <table:table-cell table:number-columns-repeated="51"/>
        </table:table-row>
        <table:table-row table:style-name="ro1">
          <table:table-cell table:style-name="ce81" office:value-type="string" calcext:value-type="string">
            <text:p>Both Os calsis </text:p>
          </table:table-cell>
          <table:table-cell table:style-name="ce87" office:value-type="string" calcext:value-type="string">
            <text:p>lateral only</text:p>
          </table:table-cell>
          <table:table-cell table:style-name="ce87" office:value-type="string" calcext:value-type="string">
            <text:p>Lateral only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0" office:value-type="float" office:value="320" calcext:value-type="float">
            <text:p>320</text:p>
          </table:table-cell>
          <table:table-cell table:style-name="ce100"/>
          <table:table-cell/>
          <table:table-cell table:formula="of:=IF([.A19]&lt;&gt;[.A18]; [.I18]+1;[.I18])" office:value-type="float" office:value="12" calcext:value-type="float">
            <text:p>12</text:p>
          </table:table-cell>
          <table:table-cell table:formula="of:==IF(TRIM([.A19])&lt;&gt;TRIM([.A18]); &quot;INSERT INTO usbong_kms.x_ray_body_location (x_ray_body_location_id, x_ray_body_location_name) VALUES (NULL, '&quot; &amp; TRIM([.A19]) &amp; &quot;');&quot;;&quot;&quot;)" office:value-type="string" office:string-value="INSERT INTO usbong_kms.x_ray_body_location (x_ray_body_location_id, x_ray_body_location_name) VALUES (NULL, 'Both Os calsis');" calcext:value-type="string">
            <text:p>INSERT INTO usbong_kms.x_ray_body_location (x_ray_body_location_id, x_ray_body_location_name) VALUES (NULL, 'Both Os calsis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19]&lt;&gt;[.L18]; [.M18]+1;[.M18])" office:value-type="float" office:value="6" calcext:value-type="float">
            <text:p>6</text:p>
          </table:table-cell>
          <table:table-cell table:formula="of:=IF([.M19]&lt;&gt;[.M18];&quot;INSERT INTO usbong_kms.x_ray_type (x_ray_type_id, x_ray_type_name) VALUES (NULL, '&quot; &amp; TRIM([.L1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9]) &amp; &quot;'),&quot; &amp; &quot;(select x_ray_type_id from x_ray_type where x_ray_type_name ='&quot; &amp; TRIM([.C19]) &amp; &quot;'), &quot; &amp; TRIM([.E1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Both Os calsis'),(select x_ray_type_id from x_ray_type where x_ray_type_name ='Lateral only'), 400);" calcext:value-type="string">
            <text:p>INSERT INTO usbong_kms.x_ray_service (x_ray_service_id, x_ray_body_location_id, x_ray_type_id, x_ray_price) VALUES (NULL, (SELECT x_ray_body_location_id FROM x_ray_body_location WHERE x_ray_body_location_name ='Both Os calsis'),(select x_ray_type_id from x_ray_type where x_ray_type_name ='Lateral only'), 40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Leg <text:s/>(adult)</text:p>
          </table:table-cell>
          <table:table-cell table:style-name="ce87" office:value-type="string" calcext:value-type="string">
            <text:p>AP/L</text:p>
          </table:table-cell>
          <table:table-cell table:style-name="ce87" office:value-type="string" calcext:value-type="string">
            <text:p>AP/Lateral</text:p>
          </table:table-cell>
          <table:table-cell table:number-columns-repeated="2"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 table:style-name="ce106"/>
          <table:table-cell/>
          <table:table-cell table:formula="of:=IF([.A20]&lt;&gt;[.A19]; [.I19]+1;[.I19])" office:value-type="float" office:value="13" calcext:value-type="float">
            <text:p>13</text:p>
          </table:table-cell>
          <table:table-cell table:formula="of:==IF(TRIM([.A20])&lt;&gt;TRIM([.A19]); &quot;INSERT INTO usbong_kms.x_ray_body_location (x_ray_body_location_id, x_ray_body_location_name) VALUES (NULL, '&quot; &amp; TRIM([.A20]) &amp; &quot;');&quot;;&quot;&quot;)" office:value-type="string" office:string-value="INSERT INTO usbong_kms.x_ray_body_location (x_ray_body_location_id, x_ray_body_location_name) VALUES (NULL, 'Leg (adult)');" calcext:value-type="string">
            <text:p>INSERT INTO usbong_kms.x_ray_body_location (x_ray_body_location_id, x_ray_body_location_name) VALUES (NULL, 'Leg (adult)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20]&lt;&gt;[.L19]; [.M19]+1;[.M19])" office:value-type="float" office:value="6" calcext:value-type="float">
            <text:p>6</text:p>
          </table:table-cell>
          <table:table-cell table:formula="of:=IF([.M20]&lt;&gt;[.M19];&quot;INSERT INTO usbong_kms.x_ray_type (x_ray_type_id, x_ray_type_name) VALUES (NULL, '&quot; &amp; TRIM([.L2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0]) &amp; &quot;'),&quot; &amp; &quot;(select x_ray_type_id from x_ray_type where x_ray_type_name ='&quot; &amp; TRIM([.C20]) &amp; &quot;'), &quot; &amp; TRIM([.E2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eg (adult)'),(select x_ray_type_id from x_ray_type where x_ray_type_name ='AP/Lateral'), 650);" calcext:value-type="string">
            <text:p>INSERT INTO usbong_kms.x_ray_service (x_ray_service_id, x_ray_body_location_id, x_ray_type_id, x_ray_price) VALUES (NULL, (SELECT x_ray_body_location_id FROM x_ray_body_location WHERE x_ray_body_location_name ='Leg (adult)'),(select x_ray_type_id from x_ray_type where x_ray_type_name ='AP/Lateral'), 65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Leg <text:s/>(pedia)</text:p>
          </table:table-cell>
          <table:table-cell table:style-name="ce87" office:value-type="string" calcext:value-type="string">
            <text:p>AP/L</text:p>
          </table:table-cell>
          <table:table-cell table:style-name="ce87" office:value-type="string" calcext:value-type="string">
            <text:p>AP/Lateral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/>
          <table:table-cell table:formula="of:=IF([.A21]&lt;&gt;[.A20]; [.I20]+1;[.I20])" office:value-type="float" office:value="14" calcext:value-type="float">
            <text:p>14</text:p>
          </table:table-cell>
          <table:table-cell table:formula="of:==IF(TRIM([.A21])&lt;&gt;TRIM([.A20]); &quot;INSERT INTO usbong_kms.x_ray_body_location (x_ray_body_location_id, x_ray_body_location_name) VALUES (NULL, '&quot; &amp; TRIM([.A21]) &amp; &quot;');&quot;;&quot;&quot;)" office:value-type="string" office:string-value="INSERT INTO usbong_kms.x_ray_body_location (x_ray_body_location_id, x_ray_body_location_name) VALUES (NULL, 'Leg (pedia)');" calcext:value-type="string">
            <text:p>INSERT INTO usbong_kms.x_ray_body_location (x_ray_body_location_id, x_ray_body_location_name) VALUES (NULL, 'Leg (pedia)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21]&lt;&gt;[.L20]; [.M20]+1;[.M20])" office:value-type="float" office:value="6" calcext:value-type="float">
            <text:p>6</text:p>
          </table:table-cell>
          <table:table-cell table:formula="of:=IF([.M21]&lt;&gt;[.M20];&quot;INSERT INTO usbong_kms.x_ray_type (x_ray_type_id, x_ray_type_name) VALUES (NULL, '&quot; &amp; TRIM([.L21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1]) &amp; &quot;'),&quot; &amp; &quot;(select x_ray_type_id from x_ray_type where x_ray_type_name ='&quot; &amp; TRIM([.C21]) &amp; &quot;'), &quot; &amp; TRIM([.E2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eg (pedia)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Leg (pedia)'),(select x_ray_type_id from x_ray_type where x_ray_type_name ='AP/Lateral'), 50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knee</text:p>
          </table:table-cell>
          <table:table-cell table:style-name="ce87" office:value-type="string" calcext:value-type="string">
            <text:p>AP/L</text:p>
          </table:table-cell>
          <table:table-cell table:style-name="ce87" office:value-type="string" calcext:value-type="string">
            <text:p>AP/Lateral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 table:style-name="ce100"/>
          <table:table-cell/>
          <table:table-cell table:formula="of:=IF([.A22]&lt;&gt;[.A21]; [.I21]+1;[.I21])" office:value-type="float" office:value="15" calcext:value-type="float">
            <text:p>15</text:p>
          </table:table-cell>
          <table:table-cell table:formula="of:==IF(TRIM([.A22])&lt;&gt;TRIM([.A21]); &quot;INSERT INTO usbong_kms.x_ray_body_location (x_ray_body_location_id, x_ray_body_location_name) VALUES (NULL, '&quot; &amp; TRIM([.A22]) &amp; &quot;');&quot;;&quot;&quot;)" office:value-type="string" office:string-value="INSERT INTO usbong_kms.x_ray_body_location (x_ray_body_location_id, x_ray_body_location_name) VALUES (NULL, 'knee');" calcext:value-type="string">
            <text:p>INSERT INTO usbong_kms.x_ray_body_location (x_ray_body_location_id, x_ray_body_location_name) VALUES (NULL, 'knee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22]&lt;&gt;[.L21]; [.M21]+1;[.M21])" office:value-type="float" office:value="6" calcext:value-type="float">
            <text:p>6</text:p>
          </table:table-cell>
          <table:table-cell table:formula="of:=IF([.M22]&lt;&gt;[.M21];&quot;INSERT INTO usbong_kms.x_ray_type (x_ray_type_id, x_ray_type_name) VALUES (NULL, '&quot; &amp; TRIM([.L22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2]) &amp; &quot;'),&quot; &amp; &quot;(select x_ray_type_id from x_ray_type where x_ray_type_name ='&quot; &amp; TRIM([.C22]) &amp; &quot;'), &quot; &amp; TRIM([.E2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knee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knee'),(select x_ray_type_id from x_ray_type where x_ray_type_name ='AP/Lateral'), 60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Knee / Patella</text:p>
          </table:table-cell>
          <table:table-cell table:style-name="ce91" office:value-type="string" calcext:value-type="string">
            <text:p>AP/L/Skyline (3:1)</text:p>
          </table:table-cell>
          <table:table-cell table:style-name="ce91" office:value-type="string" calcext:value-type="string">
            <text:p>AP/Lateral/Skyline (3:1)</text:p>
          </table:table-cell>
          <table:table-cell table:number-columns-repeated="2" table:style-name="ce97" office:value-type="float" office:value="750" calcext:value-type="float">
            <text:p>750</text:p>
          </table:table-cell>
          <table:table-cell table:style-name="ce106" office:value-type="float" office:value="600" calcext:value-type="float">
            <text:p>600</text:p>
          </table:table-cell>
          <table:table-cell table:style-name="ce106"/>
          <table:table-cell/>
          <table:table-cell table:formula="of:=IF([.A23]&lt;&gt;[.A22]; [.I22]+1;[.I22])" office:value-type="float" office:value="16" calcext:value-type="float">
            <text:p>16</text:p>
          </table:table-cell>
          <table:table-cell table:formula="of:==IF(TRIM([.A23])&lt;&gt;TRIM([.A22]); &quot;INSERT INTO usbong_kms.x_ray_body_location (x_ray_body_location_id, x_ray_body_location_name) VALUES (NULL, '&quot; &amp; TRIM([.A23]) &amp; &quot;');&quot;;&quot;&quot;)" office:value-type="string" office:string-value="INSERT INTO usbong_kms.x_ray_body_location (x_ray_body_location_id, x_ray_body_location_name) VALUES (NULL, 'Knee / Patella');" calcext:value-type="string">
            <text:p>INSERT INTO usbong_kms.x_ray_body_location (x_ray_body_location_id, x_ray_body_location_name) VALUES (NULL, 'Knee / Patella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23]&lt;&gt;[.L22]; [.M22]+1;[.M22])" office:value-type="float" office:value="6" calcext:value-type="float">
            <text:p>6</text:p>
          </table:table-cell>
          <table:table-cell table:formula="of:=IF([.M23]&lt;&gt;[.M22];&quot;INSERT INTO usbong_kms.x_ray_type (x_ray_type_id, x_ray_type_name) VALUES (NULL, '&quot; &amp; TRIM([.L23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3]) &amp; &quot;'),&quot; &amp; &quot;(select x_ray_type_id from x_ray_type where x_ray_type_name ='&quot; &amp; TRIM([.C23]) &amp; &quot;'), &quot; &amp; TRIM([.E2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Knee / Patella'),(select x_ray_type_id from x_ray_type where x_ray_type_name ='AP/Lateral/Skyline (3:1)'), 750);" calcext:value-type="string">
            <text:p>INSERT INTO usbong_kms.x_ray_service (x_ray_service_id, x_ray_body_location_id, x_ray_type_id, x_ray_price) VALUES (NULL, (SELECT x_ray_body_location_id FROM x_ray_body_location WHERE x_ray_body_location_name ='Knee / Patella'),(select x_ray_type_id from x_ray_type where x_ray_type_name ='AP/Lateral/Skyline (3:1)'), 75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Femur (adult)</text:p>
          </table:table-cell>
          <table:table-cell table:style-name="ce87" office:value-type="string" calcext:value-type="string">
            <text:p>AP/L</text:p>
          </table:table-cell>
          <table:table-cell table:style-name="ce87" office:value-type="string" calcext:value-type="string">
            <text:p>AP/Lateral</text:p>
          </table:table-cell>
          <table:table-cell table:number-columns-repeated="2"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 table:style-name="ce106"/>
          <table:table-cell/>
          <table:table-cell table:formula="of:=IF([.A24]&lt;&gt;[.A23]; [.I23]+1;[.I23])" office:value-type="float" office:value="17" calcext:value-type="float">
            <text:p>17</text:p>
          </table:table-cell>
          <table:table-cell table:formula="of:==IF(TRIM([.A24])&lt;&gt;TRIM([.A23]); &quot;INSERT INTO usbong_kms.x_ray_body_location (x_ray_body_location_id, x_ray_body_location_name) VALUES (NULL, '&quot; &amp; TRIM([.A24]) &amp; &quot;');&quot;;&quot;&quot;)" office:value-type="string" office:string-value="INSERT INTO usbong_kms.x_ray_body_location (x_ray_body_location_id, x_ray_body_location_name) VALUES (NULL, 'Femur (adult)');" calcext:value-type="string">
            <text:p>INSERT INTO usbong_kms.x_ray_body_location (x_ray_body_location_id, x_ray_body_location_name) VALUES (NULL, 'Femur (adult)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24]&lt;&gt;[.L23]; [.M23]+1;[.M23])" office:value-type="float" office:value="6" calcext:value-type="float">
            <text:p>6</text:p>
          </table:table-cell>
          <table:table-cell table:formula="of:=IF([.M24]&lt;&gt;[.M23];&quot;INSERT INTO usbong_kms.x_ray_type (x_ray_type_id, x_ray_type_name) VALUES (NULL, '&quot; &amp; TRIM([.L24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4]) &amp; &quot;'),&quot; &amp; &quot;(select x_ray_type_id from x_ray_type where x_ray_type_name ='&quot; &amp; TRIM([.C24]) &amp; &quot;'), &quot; &amp; TRIM([.E2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emur (adult)'),(select x_ray_type_id from x_ray_type where x_ray_type_name ='AP/Lateral'), 650);" calcext:value-type="string">
            <text:p>INSERT INTO usbong_kms.x_ray_service (x_ray_service_id, x_ray_body_location_id, x_ray_type_id, x_ray_price) VALUES (NULL, (SELECT x_ray_body_location_id FROM x_ray_body_location WHERE x_ray_body_location_name ='Femur (adult)'),(select x_ray_type_id from x_ray_type where x_ray_type_name ='AP/Lateral'), 65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Femur (pedia)</text:p>
          </table:table-cell>
          <table:table-cell table:style-name="ce87" office:value-type="string" calcext:value-type="string">
            <text:p>AP/L</text:p>
          </table:table-cell>
          <table:table-cell table:style-name="ce87" office:value-type="string" calcext:value-type="string">
            <text:p>AP/Lateral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/>
          <table:table-cell table:formula="of:=IF([.A25]&lt;&gt;[.A24]; [.I24]+1;[.I24])" office:value-type="float" office:value="18" calcext:value-type="float">
            <text:p>18</text:p>
          </table:table-cell>
          <table:table-cell table:formula="of:==IF(TRIM([.A25])&lt;&gt;TRIM([.A24]); &quot;INSERT INTO usbong_kms.x_ray_body_location (x_ray_body_location_id, x_ray_body_location_name) VALUES (NULL, '&quot; &amp; TRIM([.A25]) &amp; &quot;');&quot;;&quot;&quot;)" office:value-type="string" office:string-value="INSERT INTO usbong_kms.x_ray_body_location (x_ray_body_location_id, x_ray_body_location_name) VALUES (NULL, 'Femur (pedia)');" calcext:value-type="string">
            <text:p>INSERT INTO usbong_kms.x_ray_body_location (x_ray_body_location_id, x_ray_body_location_name) VALUES (NULL, 'Femur (pedia)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25]&lt;&gt;[.L24]; [.M24]+1;[.M24])" office:value-type="float" office:value="6" calcext:value-type="float">
            <text:p>6</text:p>
          </table:table-cell>
          <table:table-cell table:formula="of:=IF([.M25]&lt;&gt;[.M24];&quot;INSERT INTO usbong_kms.x_ray_type (x_ray_type_id, x_ray_type_name) VALUES (NULL, '&quot; &amp; TRIM([.L25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5]) &amp; &quot;'),&quot; &amp; &quot;(select x_ray_type_id from x_ray_type where x_ray_type_name ='&quot; &amp; TRIM([.C25]) &amp; &quot;'), &quot; &amp; TRIM([.E2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emur (pedia)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Femur (pedia)'),(select x_ray_type_id from x_ray_type where x_ray_type_name ='AP/Lateral'), 50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Skull</text:p>
          </table:table-cell>
          <table:table-cell table:style-name="ce91" office:value-type="string" calcext:value-type="string">
            <text:p>AP/L</text:p>
          </table:table-cell>
          <table:table-cell table:style-name="ce91" office:value-type="string" calcext:value-type="string">
            <text:p>AP/Lateral</text:p>
          </table:table-cell>
          <table:table-cell table:number-columns-repeated="2"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 table:style-name="ce106"/>
          <table:table-cell/>
          <table:table-cell table:formula="of:=IF([.A26]&lt;&gt;[.A25]; [.I25]+1;[.I25])" office:value-type="float" office:value="19" calcext:value-type="float">
            <text:p>19</text:p>
          </table:table-cell>
          <table:table-cell table:formula="of:==IF(TRIM([.A26])&lt;&gt;TRIM([.A25]); &quot;INSERT INTO usbong_kms.x_ray_body_location (x_ray_body_location_id, x_ray_body_location_name) VALUES (NULL, '&quot; &amp; TRIM([.A26]) &amp; &quot;');&quot;;&quot;&quot;)" office:value-type="string" office:string-value="INSERT INTO usbong_kms.x_ray_body_location (x_ray_body_location_id, x_ray_body_location_name) VALUES (NULL, 'Skull');" calcext:value-type="string">
            <text:p>INSERT INTO usbong_kms.x_ray_body_location (x_ray_body_location_id, x_ray_body_location_name) VALUES (NULL, 'Skull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26]&lt;&gt;[.L25]; [.M25]+1;[.M25])" office:value-type="float" office:value="6" calcext:value-type="float">
            <text:p>6</text:p>
          </table:table-cell>
          <table:table-cell table:formula="of:=IF([.M26]&lt;&gt;[.M25];&quot;INSERT INTO usbong_kms.x_ray_type (x_ray_type_id, x_ray_type_name) VALUES (NULL, '&quot; &amp; TRIM([.L2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6]) &amp; &quot;'),&quot; &amp; &quot;(select x_ray_type_id from x_ray_type where x_ray_type_name ='&quot; &amp; TRIM([.C26]) &amp; &quot;'), &quot; &amp; TRIM([.E2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kull'),(select x_ray_type_id from x_ray_type where x_ray_type_name ='AP/Lateral'), 700);" calcext:value-type="string">
            <text:p>INSERT INTO usbong_kms.x_ray_service (x_ray_service_id, x_ray_body_location_id, x_ray_type_id, x_ray_price) VALUES (NULL, (SELECT x_ray_body_location_id FROM x_ray_body_location WHERE x_ray_body_location_name ='Skull'),(select x_ray_type_id from x_ray_type where x_ray_type_name ='AP/Lateral'), 700);</text:p>
          </table:table-cell>
          <table:table-cell table:number-columns-repeated="51"/>
        </table:table-row>
        <table:table-row table:style-name="ro1">
          <table:table-cell table:style-name="ce78" office:value-type="string" calcext:value-type="string">
            <text:p>Cervical</text:p>
          </table:table-cell>
          <table:table-cell table:style-name="ce92" office:value-type="string" calcext:value-type="string">
            <text:p>AP/L</text:p>
          </table:table-cell>
          <table:table-cell table:style-name="ce92" office:value-type="string" calcext:value-type="string">
            <text:p>AP/Lateral</text:p>
          </table:table-cell>
          <table:table-cell table:number-columns-repeated="2"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 table:style-name="ce106"/>
          <table:table-cell/>
          <table:table-cell table:formula="of:=IF([.A27]&lt;&gt;[.A26]; [.I26]+1;[.I26])" office:value-type="float" office:value="20" calcext:value-type="float">
            <text:p>20</text:p>
          </table:table-cell>
          <table:table-cell table:formula="of:==IF(TRIM([.A27])&lt;&gt;TRIM([.A26]); &quot;INSERT INTO usbong_kms.x_ray_body_location (x_ray_body_location_id, x_ray_body_location_name) VALUES (NULL, '&quot; &amp; TRIM([.A27]) &amp; &quot;');&quot;;&quot;&quot;)" office:value-type="string" office:string-value="INSERT INTO usbong_kms.x_ray_body_location (x_ray_body_location_id, x_ray_body_location_name) VALUES (NULL, 'Cervical');" calcext:value-type="string">
            <text:p>INSERT INTO usbong_kms.x_ray_body_location (x_ray_body_location_id, x_ray_body_location_name) VALUES (NULL, 'Cervical');</text:p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27]&lt;&gt;[.L26]; [.M26]+1;[.M26])" office:value-type="float" office:value="6" calcext:value-type="float">
            <text:p>6</text:p>
          </table:table-cell>
          <table:table-cell table:formula="of:=IF([.M27]&lt;&gt;[.M26];&quot;INSERT INTO usbong_kms.x_ray_type (x_ray_type_id, x_ray_type_name) VALUES (NULL, '&quot; &amp; TRIM([.L27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7]) &amp; &quot;'),&quot; &amp; &quot;(select x_ray_type_id from x_ray_type where x_ray_type_name ='&quot; &amp; TRIM([.C27]) &amp; &quot;'), &quot; &amp; TRIM([.E2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'), 70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'), 70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Cervical</text:p>
          </table:table-cell>
          <table:table-cell table:style-name="ce92" office:value-type="string" calcext:value-type="string">
            <text:p>AP/L, R/L Oblique</text:p>
          </table:table-cell>
          <table:table-cell table:style-name="ce92" office:value-type="string" calcext:value-type="string">
            <text:p>AP/Lateral, R/L Oblique</text:p>
          </table:table-cell>
          <table:table-cell table:number-columns-repeated="2" table:style-name="ce99" office:value-type="float" office:value="1100" calcext:value-type="float">
            <text:p>1100</text:p>
          </table:table-cell>
          <table:table-cell table:style-name="ce100" office:value-type="float" office:value="880" calcext:value-type="float">
            <text:p>880</text:p>
          </table:table-cell>
          <table:table-cell table:style-name="ce100"/>
          <table:table-cell/>
          <table:table-cell table:formula="of:=IF([.A28]&lt;&gt;[.A27]; [.I27]+1;[.I27])" office:value-type="float" office:value="20" calcext:value-type="float">
            <text:p>20</text:p>
          </table:table-cell>
          <table:table-cell table:formula="of:==IF(TRIM([.A28])&lt;&gt;TRIM([.A27]); &quot;INSERT INTO usbong_kms.x_ray_body_location (x_ray_body_location_id, x_ray_body_location_name) VALUES (NULL, '&quot; &amp; TRIM([.A28]) &amp; &quot;');&quot;;&quot;&quot;)">
            <text:p/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28]&lt;&gt;[.L27]; [.M27]+1;[.M27])" office:value-type="float" office:value="6" calcext:value-type="float">
            <text:p>6</text:p>
          </table:table-cell>
          <table:table-cell table:formula="of:=IF([.M28]&lt;&gt;[.M27];&quot;INSERT INTO usbong_kms.x_ray_type (x_ray_type_id, x_ray_type_name) VALUES (NULL, '&quot; &amp; TRIM([.L2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8]) &amp; &quot;'),&quot; &amp; &quot;(select x_ray_type_id from x_ray_type where x_ray_type_name ='&quot; &amp; TRIM([.C28]) &amp; &quot;'), &quot; &amp; TRIM([.E2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, R/L Oblique'), 110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, R/L Oblique'), 110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Cervical</text:p>
          </table:table-cell>
          <table:table-cell table:style-name="ce20" office:value-type="string" calcext:value-type="string">
            <text:p>Lat., R/L Oblique</text:p>
          </table:table-cell>
          <table:table-cell table:style-name="ce20" office:value-type="string" calcext:value-type="string">
            <text:p>Lateral, R/L Oblique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/>
          <table:table-cell table:formula="of:=IF([.A29]&lt;&gt;[.A28]; [.I28]+1;[.I28])" office:value-type="float" office:value="20" calcext:value-type="float">
            <text:p>20</text:p>
          </table:table-cell>
          <table:table-cell table:formula="of:==IF(TRIM([.A29])&lt;&gt;TRIM([.A28]); &quot;INSERT INTO usbong_kms.x_ray_body_location (x_ray_body_location_id, x_ray_body_location_name) VALUES (NULL, '&quot; &amp; TRIM([.A29]) &amp; &quot;');&quot;;&quot;&quot;)">
            <text:p/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29]&lt;&gt;[.L28]; [.M28]+1;[.M28])" office:value-type="float" office:value="6" calcext:value-type="float">
            <text:p>6</text:p>
          </table:table-cell>
          <table:table-cell table:formula="of:=IF([.M29]&lt;&gt;[.M28];&quot;INSERT INTO usbong_kms.x_ray_type (x_ray_type_id, x_ray_type_name) VALUES (NULL, '&quot; &amp; TRIM([.L2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9]) &amp; &quot;'),&quot; &amp; &quot;(select x_ray_type_id from x_ray_type where x_ray_type_name ='&quot; &amp; TRIM([.C29]) &amp; &quot;'), &quot; &amp; TRIM([.E2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, R/L Oblique'), 90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, R/L Oblique'), 900);</text:p>
          </table:table-cell>
          <table:table-cell table:number-columns-repeated="51"/>
        </table:table-row>
        <table:table-row table:style-name="ro1">
          <table:table-cell table:style-name="ce82" office:value-type="string" calcext:value-type="string">
            <text:p>Cervical </text:p>
          </table:table-cell>
          <table:table-cell table:style-name="ce94" office:value-type="string" calcext:value-type="string">
            <text:p>lateral only</text:p>
          </table:table-cell>
          <table:table-cell table:style-name="ce87" office:value-type="string" calcext:value-type="string">
            <text:p>Lateral only</text:p>
          </table:table-cell>
          <table:table-cell table:number-columns-repeated="2"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 table:style-name="ce100"/>
          <table:table-cell/>
          <table:table-cell table:formula="of:=IF([.A30]&lt;&gt;[.A29]; [.I29]+1;[.I29])" office:value-type="float" office:value="21" calcext:value-type="float">
            <text:p>21</text:p>
          </table:table-cell>
          <table:table-cell table:formula="of:==IF(TRIM([.A30])&lt;&gt;TRIM([.A29]); &quot;INSERT INTO usbong_kms.x_ray_body_location (x_ray_body_location_id, x_ray_body_location_name) VALUES (NULL, '&quot; &amp; TRIM([.A30]) &amp; &quot;');&quot;;&quot;&quot;)">
            <text:p/>
          </table:table-cell>
          <table:table-cell/>
          <table:table-cell table:style-name="ce87" office:value-type="string" calcext:value-type="string">
            <text:p>AP/Lateral</text:p>
          </table:table-cell>
          <table:table-cell table:formula="of:=IF([.L30]&lt;&gt;[.L29]; [.M29]+1;[.M29])" office:value-type="float" office:value="6" calcext:value-type="float">
            <text:p>6</text:p>
          </table:table-cell>
          <table:table-cell table:formula="of:=IF([.M30]&lt;&gt;[.M29];&quot;INSERT INTO usbong_kms.x_ray_type (x_ray_type_id, x_ray_type_name) VALUES (NULL, '&quot; &amp; TRIM([.L3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0]) &amp; &quot;'),&quot; &amp; &quot;(select x_ray_type_id from x_ray_type where x_ray_type_name ='&quot; &amp; TRIM([.C30]) &amp; &quot;'), &quot; &amp; TRIM([.E3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 only'), 35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 only'), 350);</text:p>
          </table:table-cell>
          <table:table-cell table:number-columns-repeated="51"/>
        </table:table-row>
        <table:table-row table:style-name="ro1">
          <table:table-cell table:style-name="ce77" office:value-type="string" calcext:value-type="string">
            <text:p>T-cage</text:p>
          </table:table-cell>
          <table:table-cell table:style-name="ce91" office:value-type="string" calcext:value-type="string">
            <text:p>AP</text:p>
          </table:table-cell>
          <table:table-cell table:style-name="ce87" office:value-type="string" calcext:value-type="string">
            <text:p>AP only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/>
          <table:table-cell table:formula="of:=IF([.A31]&lt;&gt;[.A30]; [.I30]+1;[.I30])" office:value-type="float" office:value="22" calcext:value-type="float">
            <text:p>22</text:p>
          </table:table-cell>
          <table:table-cell table:formula="of:==IF(TRIM([.A31])&lt;&gt;TRIM([.A30]); &quot;INSERT INTO usbong_kms.x_ray_body_location (x_ray_body_location_id, x_ray_body_location_name) VALUES (NULL, '&quot; &amp; TRIM([.A31]) &amp; &quot;');&quot;;&quot;&quot;)" office:value-type="string" office:string-value="INSERT INTO usbong_kms.x_ray_body_location (x_ray_body_location_id, x_ray_body_location_name) VALUES (NULL, 'T-cage');" calcext:value-type="string">
            <text:p>INSERT INTO usbong_kms.x_ray_body_location (x_ray_body_location_id, x_ray_body_location_name) VALUES (NULL, 'T-cage');</text:p>
          </table:table-cell>
          <table:table-cell/>
          <table:table-cell table:style-name="ce92" office:value-type="string" calcext:value-type="string">
            <text:p>AP/Lateral, R/L Oblique</text:p>
          </table:table-cell>
          <table:table-cell table:formula="of:=IF([.L31]&lt;&gt;[.L30]; [.M30]+1;[.M30])" office:value-type="float" office:value="7" calcext:value-type="float">
            <text:p>7</text:p>
          </table:table-cell>
          <table:table-cell table:formula="of:=IF([.M31]&lt;&gt;[.M30];&quot;INSERT INTO usbong_kms.x_ray_type (x_ray_type_id, x_ray_type_name) VALUES (NULL, '&quot; &amp; TRIM([.L31]) &amp; &quot;');&quot;;&quot;&quot;)" office:value-type="string" office:string-value="INSERT INTO usbong_kms.x_ray_type (x_ray_type_id, x_ray_type_name) VALUES (NULL, 'AP/Lateral, R/L Oblique');" calcext:value-type="string">
            <text:p>INSERT INTO usbong_kms.x_ray_type (x_ray_type_id, x_ray_type_name) VALUES (NULL, 'AP/Lateral, R/L Oblique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1]) &amp; &quot;'),&quot; &amp; &quot;(select x_ray_type_id from x_ray_type where x_ray_type_name ='&quot; &amp; TRIM([.C31]) &amp; &quot;'), &quot; &amp; TRIM([.E3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-cage'),(select x_ray_type_id from x_ray_type where x_ray_type_name ='AP only'), 500);" calcext:value-type="string">
            <text:p>INSERT INTO usbong_kms.x_ray_service (x_ray_service_id, x_ray_body_location_id, x_ray_type_id, x_ray_price) VALUES (NULL, (SELECT x_ray_body_location_id FROM x_ray_body_location WHERE x_ray_body_location_name ='T-cage'),(select x_ray_type_id from x_ray_type where x_ray_type_name ='AP only'), 50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Pelvis</text:p>
          </table:table-cell>
          <table:table-cell table:style-name="ce92" office:value-type="string" calcext:value-type="string">
            <text:p>AP</text:p>
          </table:table-cell>
          <table:table-cell table:style-name="ce87" office:value-type="string" calcext:value-type="string">
            <text:p>AP only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/>
          <table:table-cell table:formula="of:=IF([.A32]&lt;&gt;[.A31]; [.I31]+1;[.I31])" office:value-type="float" office:value="23" calcext:value-type="float">
            <text:p>23</text:p>
          </table:table-cell>
          <table:table-cell table:formula="of:==IF(TRIM([.A32])&lt;&gt;TRIM([.A31]); &quot;INSERT INTO usbong_kms.x_ray_body_location (x_ray_body_location_id, x_ray_body_location_name) VALUES (NULL, '&quot; &amp; TRIM([.A32]) &amp; &quot;');&quot;;&quot;&quot;)" office:value-type="string" office:string-value="INSERT INTO usbong_kms.x_ray_body_location (x_ray_body_location_id, x_ray_body_location_name) VALUES (NULL, 'Pelvis');" calcext:value-type="string">
            <text:p>INSERT INTO usbong_kms.x_ray_body_location (x_ray_body_location_id, x_ray_body_location_name) VALUES (NULL, 'Pelvis');</text:p>
          </table:table-cell>
          <table:table-cell/>
          <table:table-cell table:style-name="ce79" office:value-type="string" calcext:value-type="string">
            <text:p>AP/Lateral/Oblique <text:s/>( 3:1 )</text:p>
          </table:table-cell>
          <table:table-cell table:formula="of:=IF([.L32]&lt;&gt;[.L31]; [.M31]+1;[.M31])" office:value-type="float" office:value="8" calcext:value-type="float">
            <text:p>8</text:p>
          </table:table-cell>
          <table:table-cell table:formula="of:=IF([.M32]&lt;&gt;[.M31];&quot;INSERT INTO usbong_kms.x_ray_type (x_ray_type_id, x_ray_type_name) VALUES (NULL, '&quot; &amp; TRIM([.L32]) &amp; &quot;');&quot;;&quot;&quot;)" office:value-type="string" office:string-value="INSERT INTO usbong_kms.x_ray_type (x_ray_type_id, x_ray_type_name) VALUES (NULL, 'AP/Lateral/Oblique ( 3:1 )');" calcext:value-type="string">
            <text:p>INSERT INTO usbong_kms.x_ray_type (x_ray_type_id, x_ray_type_name) VALUES (NULL, 'AP/Lateral/Oblique ( 3:1 )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2]) &amp; &quot;'),&quot; &amp; &quot;(select x_ray_type_id from x_ray_type where x_ray_type_name ='&quot; &amp; TRIM([.C32]) &amp; &quot;'), &quot; &amp; TRIM([.E3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Pelvis'),(select x_ray_type_id from x_ray_type where x_ray_type_name ='AP only'), 500);" calcext:value-type="string">
            <text:p>INSERT INTO usbong_kms.x_ray_service (x_ray_service_id, x_ray_body_location_id, x_ray_type_id, x_ray_price) VALUES (NULL, (SELECT x_ray_body_location_id FROM x_ray_body_location WHERE x_ray_body_location_name ='Pelvis'),(select x_ray_type_id from x_ray_type where x_ray_type_name ='AP only'), 500);</text:p>
          </table:table-cell>
          <table:table-cell table:number-columns-repeated="51"/>
        </table:table-row>
        <table:table-row table:style-name="ro1">
          <table:table-cell table:style-name="ce82" office:value-type="string" calcext:value-type="string">
            <text:p>Pelvis / Hip Joints</text:p>
          </table:table-cell>
          <table:table-cell table:number-columns-repeated="2" table:style-name="ce94" office:value-type="string" calcext:value-type="string">
            <text:p>AP/Frog leg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/>
          <table:table-cell table:formula="of:=IF([.A33]&lt;&gt;[.A32]; [.I32]+1;[.I32])" office:value-type="float" office:value="24" calcext:value-type="float">
            <text:p>24</text:p>
          </table:table-cell>
          <table:table-cell table:formula="of:==IF(TRIM([.A33])&lt;&gt;TRIM([.A32]); &quot;INSERT INTO usbong_kms.x_ray_body_location (x_ray_body_location_id, x_ray_body_location_name) VALUES (NULL, '&quot; &amp; TRIM([.A33]) &amp; &quot;');&quot;;&quot;&quot;)" office:value-type="string" office:string-value="INSERT INTO usbong_kms.x_ray_body_location (x_ray_body_location_id, x_ray_body_location_name) VALUES (NULL, 'Pelvis / Hip Joints');" calcext:value-type="string">
            <text:p>INSERT INTO usbong_kms.x_ray_body_location (x_ray_body_location_id, x_ray_body_location_name) VALUES (NULL, 'Pelvis / Hip Joints');</text:p>
          </table:table-cell>
          <table:table-cell/>
          <table:table-cell table:style-name="ce87" office:value-type="string" calcext:value-type="string">
            <text:p>AP/Lateral/Oblique <text:s/>( 3:1 )</text:p>
          </table:table-cell>
          <table:table-cell table:formula="of:=IF([.L33]&lt;&gt;[.L32]; [.M32]+1;[.M32])" office:value-type="float" office:value="8" calcext:value-type="float">
            <text:p>8</text:p>
          </table:table-cell>
          <table:table-cell table:formula="of:=IF([.M33]&lt;&gt;[.M32];&quot;INSERT INTO usbong_kms.x_ray_type (x_ray_type_id, x_ray_type_name) VALUES (NULL, '&quot; &amp; TRIM([.L33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3]) &amp; &quot;'),&quot; &amp; &quot;(select x_ray_type_id from x_ray_type where x_ray_type_name ='&quot; &amp; TRIM([.C33]) &amp; &quot;'), &quot; &amp; TRIM([.E3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Pelvis / Hip Joints'),(select x_ray_type_id from x_ray_type where x_ray_type_name ='AP/Frog leg'), 900);" calcext:value-type="string">
            <text:p>INSERT INTO usbong_kms.x_ray_service (x_ray_service_id, x_ray_body_location_id, x_ray_type_id, x_ray_price) VALUES (NULL, (SELECT x_ray_body_location_id FROM x_ray_body_location WHERE x_ray_body_location_name ='Pelvis / Hip Joints'),(select x_ray_type_id from x_ray_type where x_ray_type_name ='AP/Frog leg'), 90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number-columns-repeated="2" table:style-name="ce92" office:value-type="string" calcext:value-type="string">
            <text:p>AP-upright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/>
          <table:table-cell table:formula="of:=IF([.A34]&lt;&gt;[.A33]; [.I33]+1;[.I33])" office:value-type="float" office:value="25" calcext:value-type="float">
            <text:p>25</text:p>
          </table:table-cell>
          <table:table-cell table:formula="of:==IF(TRIM([.A34])&lt;&gt;TRIM([.A33]); &quot;INSERT INTO usbong_kms.x_ray_body_location (x_ray_body_location_id, x_ray_body_location_name) VALUES (NULL, '&quot; &amp; TRIM([.A34]) &amp; &quot;');&quot;;&quot;&quot;)" office:value-type="string" office:string-value="INSERT INTO usbong_kms.x_ray_body_location (x_ray_body_location_id, x_ray_body_location_name) VALUES (NULL, 'Thoraco-lumbar');" calcext:value-type="string">
            <text:p>INSERT INTO usbong_kms.x_ray_body_location (x_ray_body_location_id, x_ray_body_location_name) VALUES (NULL, 'Thoraco-lumbar');</text:p>
          </table:table-cell>
          <table:table-cell/>
          <table:table-cell table:style-name="ce91" office:value-type="string" calcext:value-type="string">
            <text:p>AP/Lateral/Skyline (3:1)</text:p>
          </table:table-cell>
          <table:table-cell table:formula="of:=IF([.L34]&lt;&gt;[.L33]; [.M33]+1;[.M33])" office:value-type="float" office:value="9" calcext:value-type="float">
            <text:p>9</text:p>
          </table:table-cell>
          <table:table-cell table:formula="of:=IF([.M34]&lt;&gt;[.M33];&quot;INSERT INTO usbong_kms.x_ray_type (x_ray_type_id, x_ray_type_name) VALUES (NULL, '&quot; &amp; TRIM([.L34]) &amp; &quot;');&quot;;&quot;&quot;)" office:value-type="string" office:string-value="INSERT INTO usbong_kms.x_ray_type (x_ray_type_id, x_ray_type_name) VALUES (NULL, 'AP/Lateral/Skyline (3:1)');" calcext:value-type="string">
            <text:p>INSERT INTO usbong_kms.x_ray_type (x_ray_type_id, x_ray_type_name) VALUES (NULL, 'AP/Lateral/Skyline (3:1)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4]) &amp; &quot;'),&quot; &amp; &quot;(select x_ray_type_id from x_ray_type where x_ray_type_name ='&quot; &amp; TRIM([.C34]) &amp; &quot;'), &quot; &amp; TRIM([.E3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-upright'), 50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-upright'), 50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92" office:value-type="string" calcext:value-type="string">
            <text:p>AP/L</text:p>
          </table:table-cell>
          <table:table-cell table:style-name="ce92" office:value-type="string" calcext:value-type="string">
            <text:p>AP/Lateral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 table:style-name="ce84"/>
          <table:table-cell table:formula="of:=IF([.A35]&lt;&gt;[.A34]; [.I34]+1;[.I34])" office:value-type="float" office:value="25" calcext:value-type="float">
            <text:p>25</text:p>
          </table:table-cell>
          <table:table-cell table:formula="of:==IF(TRIM([.A35])&lt;&gt;TRIM([.A34]); &quot;INSERT INTO usbong_kms.x_ray_body_location (x_ray_body_location_id, x_ray_body_location_name) VALUES (NULL, '&quot; &amp; TRIM([.A35]) &amp; &quot;');&quot;;&quot;&quot;)">
            <text:p/>
          </table:table-cell>
          <table:table-cell/>
          <table:table-cell table:style-name="ce89" office:value-type="string" calcext:value-type="string">
            <text:p>AP/Oblique</text:p>
          </table:table-cell>
          <table:table-cell table:formula="of:=IF([.L35]&lt;&gt;[.L34]; [.M34]+1;[.M34])" office:value-type="float" office:value="10" calcext:value-type="float">
            <text:p>10</text:p>
          </table:table-cell>
          <table:table-cell table:formula="of:=IF([.M35]&lt;&gt;[.M34];&quot;INSERT INTO usbong_kms.x_ray_type (x_ray_type_id, x_ray_type_name) VALUES (NULL, '&quot; &amp; TRIM([.L35]) &amp; &quot;');&quot;;&quot;&quot;)" office:value-type="string" office:string-value="INSERT INTO usbong_kms.x_ray_type (x_ray_type_id, x_ray_type_name) VALUES (NULL, 'AP/Oblique');" calcext:value-type="string">
            <text:p>INSERT INTO usbong_kms.x_ray_type (x_ray_type_id, x_ray_type_name) VALUES (NULL, 'AP/Oblique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5]) &amp; &quot;'),&quot; &amp; &quot;(select x_ray_type_id from x_ray_type where x_ray_type_name ='&quot; &amp; TRIM([.C35]) &amp; &quot;'), &quot; &amp; TRIM([.E3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/Lateral'), 90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/Lateral'), 90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number-columns-repeated="2" table:style-name="ce92" office:value-type="string" calcext:value-type="string">
            <text:p>AP, R/L Bending</text:p>
          </table:table-cell>
          <table:table-cell table:number-columns-repeated="2" table:style-name="ce97" office:value-type="float" office:value="1350" calcext:value-type="float">
            <text:p>1350</text:p>
          </table:table-cell>
          <table:table-cell table:style-name="ce106" table:number-columns-repeated="2"/>
          <table:table-cell table:style-name="ce84"/>
          <table:table-cell table:formula="of:=IF([.A36]&lt;&gt;[.A35]; [.I35]+1;[.I35])" office:value-type="float" office:value="25" calcext:value-type="float">
            <text:p>25</text:p>
          </table:table-cell>
          <table:table-cell table:formula="of:==IF(TRIM([.A36])&lt;&gt;TRIM([.A35]); &quot;INSERT INTO usbong_kms.x_ray_body_location (x_ray_body_location_id, x_ray_body_location_name) VALUES (NULL, '&quot; &amp; TRIM([.A36]) &amp; &quot;');&quot;;&quot;&quot;)">
            <text:p/>
          </table:table-cell>
          <table:table-cell/>
          <table:table-cell table:style-name="ce89" office:value-type="string" calcext:value-type="string">
            <text:p>AP/Oblique</text:p>
          </table:table-cell>
          <table:table-cell table:formula="of:=IF([.L36]&lt;&gt;[.L35]; [.M35]+1;[.M35])" office:value-type="float" office:value="10" calcext:value-type="float">
            <text:p>10</text:p>
          </table:table-cell>
          <table:table-cell table:formula="of:=IF([.M36]&lt;&gt;[.M35];&quot;INSERT INTO usbong_kms.x_ray_type (x_ray_type_id, x_ray_type_name) VALUES (NULL, '&quot; &amp; TRIM([.L3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6]) &amp; &quot;'),&quot; &amp; &quot;(select x_ray_type_id from x_ray_type where x_ray_type_name ='&quot; &amp; TRIM([.C36]) &amp; &quot;'), &quot; &amp; TRIM([.E3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, R/L Bending'), 135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, R/L Bending'), 135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number-columns-repeated="2" table:style-name="ce90" office:value-type="string" calcext:value-type="string">
            <text:p>Scoliosis Series</text:p>
          </table:table-cell>
          <table:table-cell table:style-name="ce100" office:value-type="string" calcext:value-type="string">
            <text:p>450per film</text:p>
          </table:table-cell>
          <table:table-cell table:style-name="ce100" office:value-type="float" office:value="450" calcext:value-type="float">
            <text:p>450</text:p>
          </table:table-cell>
          <table:table-cell table:style-name="ce106"/>
          <table:table-cell table:style-name="ce106" office:value-type="string" calcext:value-type="string">
            <text:p>PER FILM</text:p>
          </table:table-cell>
          <table:table-cell table:style-name="ce84"/>
          <table:table-cell table:formula="of:=IF([.A37]&lt;&gt;[.A36]; [.I36]+1;[.I36])" office:value-type="float" office:value="25" calcext:value-type="float">
            <text:p>25</text:p>
          </table:table-cell>
          <table:table-cell table:formula="of:==IF(TRIM([.A37])&lt;&gt;TRIM([.A36]); &quot;INSERT INTO usbong_kms.x_ray_body_location (x_ray_body_location_id, x_ray_body_location_name) VALUES (NULL, '&quot; &amp; TRIM([.A37]) &amp; &quot;');&quot;;&quot;&quot;)">
            <text:p/>
          </table:table-cell>
          <table:table-cell/>
          <table:table-cell table:style-name="ce92" office:value-type="string" calcext:value-type="string">
            <text:p>Hips AP, L-S Lateral</text:p>
          </table:table-cell>
          <table:table-cell table:formula="of:=IF([.L37]&lt;&gt;[.L36]; [.M36]+1;[.M36])" office:value-type="float" office:value="11" calcext:value-type="float">
            <text:p>11</text:p>
          </table:table-cell>
          <table:table-cell table:formula="of:=IF([.M37]&lt;&gt;[.M36];&quot;INSERT INTO usbong_kms.x_ray_type (x_ray_type_id, x_ray_type_name) VALUES (NULL, '&quot; &amp; TRIM([.L37]) &amp; &quot;');&quot;;&quot;&quot;)" office:value-type="string" office:string-value="INSERT INTO usbong_kms.x_ray_type (x_ray_type_id, x_ray_type_name) VALUES (NULL, 'Hips AP, L-S Lateral');" calcext:value-type="string">
            <text:p>INSERT INTO usbong_kms.x_ray_type (x_ray_type_id, x_ray_type_name) VALUES (NULL, 'Hips AP, L-S Lateral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7]) &amp; &quot;'),&quot; &amp; &quot;(select x_ray_type_id from x_ray_type where x_ray_type_name ='&quot; &amp; TRIM([.C37]) &amp; &quot;'), &quot; &amp; TRIM([.E3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Scoliosis Series'), 45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Scoliosis Series'), 45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92" office:value-type="string" calcext:value-type="string">
            <text:p>AP/L</text:p>
          </table:table-cell>
          <table:table-cell table:style-name="ce92" office:value-type="string" calcext:value-type="string">
            <text:p>AP/Lateral</text:p>
          </table:table-cell>
          <table:table-cell table:number-columns-repeated="2"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106"/>
          <table:table-cell table:style-name="ce93"/>
          <table:table-cell table:formula="of:=IF([.A38]&lt;&gt;[.A37]; [.I37]+1;[.I37])" office:value-type="float" office:value="26" calcext:value-type="float">
            <text:p>26</text:p>
          </table:table-cell>
          <table:table-cell table:formula="of:==IF(TRIM([.A38])&lt;&gt;TRIM([.A37]); &quot;INSERT INTO usbong_kms.x_ray_body_location (x_ray_body_location_id, x_ray_body_location_name) VALUES (NULL, '&quot; &amp; TRIM([.A38]) &amp; &quot;');&quot;;&quot;&quot;)" office:value-type="string" office:string-value="INSERT INTO usbong_kms.x_ray_body_location (x_ray_body_location_id, x_ray_body_location_name) VALUES (NULL, 'Lumbo-sacral');" calcext:value-type="string">
            <text:p>INSERT INTO usbong_kms.x_ray_body_location (x_ray_body_location_id, x_ray_body_location_name) VALUES (NULL, 'Lumbo-sacral');</text:p>
          </table:table-cell>
          <table:table-cell/>
          <table:table-cell table:style-name="ce20" office:value-type="string" calcext:value-type="string">
            <text:p>Lateral, R/L Oblique</text:p>
          </table:table-cell>
          <table:table-cell table:formula="of:=IF([.L38]&lt;&gt;[.L37]; [.M37]+1;[.M37])" office:value-type="float" office:value="12" calcext:value-type="float">
            <text:p>12</text:p>
          </table:table-cell>
          <table:table-cell table:formula="of:=IF([.M38]&lt;&gt;[.M37];&quot;INSERT INTO usbong_kms.x_ray_type (x_ray_type_id, x_ray_type_name) VALUES (NULL, '&quot; &amp; TRIM([.L38]) &amp; &quot;');&quot;;&quot;&quot;)" office:value-type="string" office:string-value="INSERT INTO usbong_kms.x_ray_type (x_ray_type_id, x_ray_type_name) VALUES (NULL, 'Lateral, R/L Oblique');" calcext:value-type="string">
            <text:p>INSERT INTO usbong_kms.x_ray_type (x_ray_type_id, x_ray_type_name) VALUES (NULL, 'Lateral, R/L Oblique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8]) &amp; &quot;'),&quot; &amp; &quot;(select x_ray_type_id from x_ray_type where x_ray_type_name ='&quot; &amp; TRIM([.C38]) &amp; &quot;'), &quot; &amp; TRIM([.E3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AP/Lateral'), 800);" calcext:value-type="string">
            <text:p>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AP/Lateral'), 80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92" office:value-type="string" calcext:value-type="string">
            <text:p>Hips AP, L-S lat</text:p>
          </table:table-cell>
          <table:table-cell table:style-name="ce92" office:value-type="string" calcext:value-type="string">
            <text:p>Hips AP, L-S Lateral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 table:style-name="ce93"/>
          <table:table-cell table:formula="of:=IF([.A39]&lt;&gt;[.A38]; [.I38]+1;[.I38])" office:value-type="float" office:value="26" calcext:value-type="float">
            <text:p>26</text:p>
          </table:table-cell>
          <table:table-cell table:formula="of:==IF(TRIM([.A39])&lt;&gt;TRIM([.A38]); &quot;INSERT INTO usbong_kms.x_ray_body_location (x_ray_body_location_id, x_ray_body_location_name) VALUES (NULL, '&quot; &amp; TRIM([.A39]) &amp; &quot;');&quot;;&quot;&quot;)">
            <text:p/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39]&lt;&gt;[.L38]; [.M38]+1;[.M38])" office:value-type="float" office:value="13" calcext:value-type="float">
            <text:p>13</text:p>
          </table:table-cell>
          <table:table-cell table:formula="of:=IF([.M39]&lt;&gt;[.M38];&quot;INSERT INTO usbong_kms.x_ray_type (x_ray_type_id, x_ray_type_name) VALUES (NULL, '&quot; &amp; TRIM([.L39]) &amp; &quot;');&quot;;&quot;&quot;)" office:value-type="string" office:string-value="INSERT INTO usbong_kms.x_ray_type (x_ray_type_id, x_ray_type_name) VALUES (NULL, 'Lateral only');" calcext:value-type="string">
            <text:p>INSERT INTO usbong_kms.x_ray_type (x_ray_type_id, x_ray_type_name) VALUES (NULL, 'Lateral only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9]) &amp; &quot;'),&quot; &amp; &quot;(select x_ray_type_id from x_ray_type where x_ray_type_name ='&quot; &amp; TRIM([.C39]) &amp; &quot;'), &quot; &amp; TRIM([.E3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Hips AP, L-S Lateral'), 900);" calcext:value-type="string">
            <text:p>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Hips AP, L-S Lateral'), 900);</text:p>
          </table:table-cell>
          <table:table-cell table:number-columns-repeated="51"/>
        </table:table-row>
        <table:table-row table:style-name="ro1">
          <table:table-cell table:style-name="ce82" office:value-type="string" calcext:value-type="string">
            <text:p>Lumbo-sacral </text:p>
          </table:table-cell>
          <table:table-cell table:style-name="ce94" office:value-type="string" calcext:value-type="string">
            <text:p>lateral only</text:p>
          </table:table-cell>
          <table:table-cell table:style-name="ce87" office:value-type="string" calcext:value-type="string">
            <text:p>Lateral only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93"/>
          <table:table-cell table:formula="of:=IF([.A40]&lt;&gt;[.A41]; [.I41]+1;[.I41])" office:value-type="float" office:value="28" calcext:value-type="float">
            <text:p>28</text:p>
          </table:table-cell>
          <table:table-cell table:formula="of:==IF(TRIM([.A40])&lt;&gt;TRIM([.A39]); &quot;INSERT INTO usbong_kms.x_ray_body_location (x_ray_body_location_id, x_ray_body_location_name) VALUES (NULL, '&quot; &amp; TRIM([.A40]) &amp; &quot;');&quot;;&quot;&quot;)">
            <text:p/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40]&lt;&gt;[.L41]; [.M41]+1;[.M41])" office:value-type="float" office:value="13" calcext:value-type="float">
            <text:p>13</text:p>
          </table:table-cell>
          <table:table-cell table:formula="of:=IF([.M40]&lt;&gt;[.M39];&quot;INSERT INTO usbong_kms.x_ray_type (x_ray_type_id, x_ray_type_name) VALUES (NULL, '&quot; &amp; TRIM([.L4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0]) &amp; &quot;'),&quot; &amp; &quot;(select x_ray_type_id from x_ray_type where x_ray_type_name ='&quot; &amp; TRIM([.C40]) &amp; &quot;'), &quot; &amp; TRIM([.E4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Lateral only'), 400);" calcext:value-type="string">
            <text:p>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Lateral only'), 40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Lumbo-sacral to lower thoracic</text:p>
          </table:table-cell>
          <table:table-cell table:style-name="ce92" office:value-type="string" calcext:value-type="string">
            <text:p>APL</text:p>
          </table:table-cell>
          <table:table-cell table:style-name="ce92" office:value-type="string" calcext:value-type="string">
            <text:p>AP/Lateral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 table:style-name="ce93"/>
          <table:table-cell table:formula="of:=IF([.A41]&lt;&gt;[.A39]; [.I39]+1;[.I39])" office:value-type="float" office:value="27" calcext:value-type="float">
            <text:p>27</text:p>
          </table:table-cell>
          <table:table-cell table:formula="of:==IF(TRIM([.A41])&lt;&gt;TRIM([.A40]); &quot;INSERT INTO usbong_kms.x_ray_body_location (x_ray_body_location_id, x_ray_body_location_name) VALUES (NULL, '&quot; &amp; TRIM([.A41]) &amp; &quot;');&quot;;&quot;&quot;)" office:value-type="string" office:string-value="INSERT INTO usbong_kms.x_ray_body_location (x_ray_body_location_id, x_ray_body_location_name) VALUES (NULL, 'Lumbo-sacral to lower thoracic');" calcext:value-type="string">
            <text:p>INSERT INTO usbong_kms.x_ray_body_location (x_ray_body_location_id, x_ray_body_location_name) VALUES (NULL, 'Lumbo-sacral to lower thoracic');</text:p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41]&lt;&gt;[.L39]; [.M39]+1;[.M39])" office:value-type="float" office:value="13" calcext:value-type="float">
            <text:p>13</text:p>
          </table:table-cell>
          <table:table-cell table:formula="of:=IF([.M41]&lt;&gt;[.M40];&quot;INSERT INTO usbong_kms.x_ray_type (x_ray_type_id, x_ray_type_name) VALUES (NULL, '&quot; &amp; TRIM([.L41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1]) &amp; &quot;'),&quot; &amp; &quot;(select x_ray_type_id from x_ray_type where x_ray_type_name ='&quot; &amp; TRIM([.C41]) &amp; &quot;'), &quot; &amp; TRIM([.E4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 to lower thoracic'),(select x_ray_type_id from x_ray_type where x_ray_type_name ='AP/Lateral'), 900);" calcext:value-type="string">
            <text:p>INSERT INTO usbong_kms.x_ray_service (x_ray_service_id, x_ray_body_location_id, x_ray_type_id, x_ray_price) VALUES (NULL, (SELECT x_ray_body_location_id FROM x_ray_body_location WHERE x_ray_body_location_name ='Lumbo-sacral to lower thoracic'),(select x_ray_type_id from x_ray_type where x_ray_type_name ='AP/Lateral'), 900);</text:p>
          </table:table-cell>
          <table:table-cell table:number-columns-repeated="51"/>
        </table:table-row>
        <table:table-row table:style-name="ro1">
          <table:table-cell table:style-name="ce80" office:value-type="string" calcext:value-type="string">
            <text:p>Coccyx</text:p>
          </table:table-cell>
          <table:table-cell table:style-name="ce90" office:value-type="string" calcext:value-type="string">
            <text:p>APL</text:p>
          </table:table-cell>
          <table:table-cell table:style-name="ce92" office:value-type="string" calcext:value-type="string">
            <text:p>AP/Lateral</text:p>
          </table:table-cell>
          <table:table-cell table:number-columns-repeated="2"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106"/>
          <table:table-cell table:style-name="ce93"/>
          <table:table-cell table:formula="of:=IF([.A42]&lt;&gt;[.A40]; [.I40]+1;[.I40])" office:value-type="float" office:value="29" calcext:value-type="float">
            <text:p>29</text:p>
          </table:table-cell>
          <table:table-cell table:formula="of:==IF(TRIM([.A42])&lt;&gt;TRIM([.A41]); &quot;INSERT INTO usbong_kms.x_ray_body_location (x_ray_body_location_id, x_ray_body_location_name) VALUES (NULL, '&quot; &amp; TRIM([.A42]) &amp; &quot;');&quot;;&quot;&quot;)" office:value-type="string" office:string-value="INSERT INTO usbong_kms.x_ray_body_location (x_ray_body_location_id, x_ray_body_location_name) VALUES (NULL, 'Coccyx');" calcext:value-type="string">
            <text:p>INSERT INTO usbong_kms.x_ray_body_location (x_ray_body_location_id, x_ray_body_location_name) VALUES (NULL, 'Coccyx');</text:p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42]&lt;&gt;[.L40]; [.M40]+1;[.M40])" office:value-type="float" office:value="13" calcext:value-type="float">
            <text:p>13</text:p>
          </table:table-cell>
          <table:table-cell table:formula="of:=IF([.M42]&lt;&gt;[.M41];&quot;INSERT INTO usbong_kms.x_ray_type (x_ray_type_id, x_ray_type_name) VALUES (NULL, '&quot; &amp; TRIM([.L42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2]) &amp; &quot;'),&quot; &amp; &quot;(select x_ray_type_id from x_ray_type where x_ray_type_name ='&quot; &amp; TRIM([.C42]) &amp; &quot;'), &quot; &amp; TRIM([.E4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AP/Lateral'), 800);" calcext:value-type="string">
            <text:p>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AP/Lateral'), 800);</text:p>
          </table:table-cell>
          <table:table-cell table:number-columns-repeated="51"/>
        </table:table-row>
        <table:table-row table:style-name="ro1">
          <table:table-cell table:style-name="ce82" office:value-type="string" calcext:value-type="string">
            <text:p>Coccyx</text:p>
          </table:table-cell>
          <table:table-cell table:style-name="ce90" office:value-type="string" calcext:value-type="string">
            <text:p>lateral only</text:p>
          </table:table-cell>
          <table:table-cell table:style-name="ce87" office:value-type="string" calcext:value-type="string">
            <text:p>Lateral only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93"/>
          <table:table-cell table:formula="of:=IF([.A43]&lt;&gt;[.A42]; [.I42]+1;[.I42])" office:value-type="float" office:value="29" calcext:value-type="float">
            <text:p>29</text:p>
          </table:table-cell>
          <table:table-cell table:formula="of:==IF(TRIM([.A43])&lt;&gt;TRIM([.A42]); &quot;INSERT INTO usbong_kms.x_ray_body_location (x_ray_body_location_id, x_ray_body_location_name) VALUES (NULL, '&quot; &amp; TRIM([.A43]) &amp; &quot;');&quot;;&quot;&quot;)">
            <text:p/>
          </table:table-cell>
          <table:table-cell/>
          <table:table-cell table:style-name="ce87" office:value-type="string" calcext:value-type="string">
            <text:p>PA</text:p>
          </table:table-cell>
          <table:table-cell table:formula="of:=IF([.L43]&lt;&gt;[.L42]; [.M42]+1;[.M42])" office:value-type="float" office:value="14" calcext:value-type="float">
            <text:p>14</text:p>
          </table:table-cell>
          <table:table-cell table:formula="of:=IF([.M43]&lt;&gt;[.M42];&quot;INSERT INTO usbong_kms.x_ray_type (x_ray_type_id, x_ray_type_name) VALUES (NULL, '&quot; &amp; TRIM([.L43]) &amp; &quot;');&quot;;&quot;&quot;)" office:value-type="string" office:string-value="INSERT INTO usbong_kms.x_ray_type (x_ray_type_id, x_ray_type_name) VALUES (NULL, 'PA');" calcext:value-type="string">
            <text:p>INSERT INTO usbong_kms.x_ray_type (x_ray_type_id, x_ray_type_name) VALUES (NULL, 'PA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3]) &amp; &quot;'),&quot; &amp; &quot;(select x_ray_type_id from x_ray_type where x_ray_type_name ='&quot; &amp; TRIM([.C43]) &amp; &quot;'), &quot; &amp; TRIM([.E4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Lateral only'), 400);" calcext:value-type="string">
            <text:p>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Lateral only'), 400);</text:p>
          </table:table-cell>
          <table:table-cell table:number-columns-repeated="51"/>
        </table:table-row>
        <table:table-row table:style-name="ro1">
          <table:table-cell table:style-name="ce83" office:value-type="string" calcext:value-type="string">
            <text:p>Both Lower Extremities </text:p>
          </table:table-cell>
          <table:table-cell table:style-name="ce90" office:value-type="string" calcext:value-type="string">
            <text:p>( Pedia ) AP</text:p>
          </table:table-cell>
          <table:table-cell table:style-name="ce90" office:value-type="string" calcext:value-type="string">
            <text:p>(Pedia) AP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 table:style-name="ce93"/>
          <table:table-cell table:formula="of:=IF([.A44]&lt;&gt;[.A43]; [.I43]+1;[.I43])" office:value-type="float" office:value="30" calcext:value-type="float">
            <text:p>30</text:p>
          </table:table-cell>
          <table:table-cell table:formula="of:==IF(TRIM([.A44])&lt;&gt;TRIM([.A43]); &quot;INSERT INTO usbong_kms.x_ray_body_location (x_ray_body_location_id, x_ray_body_location_name) VALUES (NULL, '&quot; &amp; TRIM([.A44]) &amp; &quot;');&quot;;&quot;&quot;)" office:value-type="string" office:string-value="INSERT INTO usbong_kms.x_ray_body_location (x_ray_body_location_id, x_ray_body_location_name) VALUES (NULL, 'Both Lower Extremities');" calcext:value-type="string">
            <text:p>INSERT INTO usbong_kms.x_ray_body_location (x_ray_body_location_id, x_ray_body_location_name) VALUES (NULL, 'Both Lower Extremities');</text:p>
          </table:table-cell>
          <table:table-cell/>
          <table:table-cell table:style-name="ce90" office:value-type="string" calcext:value-type="string">
            <text:p>Scoliosis Series</text:p>
          </table:table-cell>
          <table:table-cell table:formula="of:=IF([.L44]&lt;&gt;[.L43]; [.M43]+1;[.M43])" office:value-type="float" office:value="15" calcext:value-type="float">
            <text:p>15</text:p>
          </table:table-cell>
          <table:table-cell table:formula="of:=IF([.M44]&lt;&gt;[.M43];&quot;INSERT INTO usbong_kms.x_ray_type (x_ray_type_id, x_ray_type_name) VALUES (NULL, '&quot; &amp; TRIM([.L44]) &amp; &quot;');&quot;;&quot;&quot;)" office:value-type="string" office:string-value="INSERT INTO usbong_kms.x_ray_type (x_ray_type_id, x_ray_type_name) VALUES (NULL, 'Scoliosis Series');" calcext:value-type="string">
            <text:p>INSERT INTO usbong_kms.x_ray_type (x_ray_type_id, x_ray_type_name) VALUES (NULL, 'Scoliosis Series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4]) &amp; &quot;'),&quot; &amp; &quot;(select x_ray_type_id from x_ray_type where x_ray_type_name ='&quot; &amp; TRIM([.C44]) &amp; &quot;'), &quot; &amp; TRIM([.E4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Both Lower Extremities'),(select x_ray_type_id from x_ray_type where x_ray_type_name ='(Pedia) AP'), 500);" calcext:value-type="string">
            <text:p>INSERT INTO usbong_kms.x_ray_service (x_ray_service_id, x_ray_body_location_id, x_ray_type_id, x_ray_price) VALUES (NULL, (SELECT x_ray_body_location_id FROM x_ray_body_location WHERE x_ray_body_location_name ='Both Lower Extremities'),(select x_ray_type_id from x_ray_type where x_ray_type_name ='(Pedia) AP'), 500);</text:p>
          </table:table-cell>
          <table:table-cell table:number-columns-repeated="51"/>
        </table:table-row>
        <table:table-row table:style-name="ro1" table:number-rows-repeated="3">
          <table:table-cell table:style-name="ce84" table:number-columns-repeated="9"/>
          <table:table-cell table:number-columns-repeated="58"/>
        </table:table-row>
        <table:table-row table:style-name="ro1" table:number-rows-repeated="23">
          <table:table-cell table:style-name="ce85"/>
          <table:table-cell table:style-name="ce92" table:number-columns-repeated="2"/>
          <table:table-cell table:style-name="ce101" table:number-columns-repeated="2"/>
          <table:table-cell table:style-name="ce107" table:number-columns-repeated="2"/>
          <table:table-cell table:style-name="ce108" table:number-columns-repeated="2"/>
          <table:table-cell table:number-columns-repeated="58"/>
        </table:table-row>
        <table:table-row table:style-name="ro1" table:number-rows-repeated="14">
          <table:table-cell/>
          <table:table-cell table:style-name="ce93" table:number-columns-repeated="4"/>
          <table:table-cell table:style-name="ce108" table:number-columns-repeated="4"/>
          <table:table-cell table:number-columns-repeated="58"/>
        </table:table-row>
        <table:table-row table:style-name="ro1" table:number-rows-repeated="1048491">
          <table:table-cell table:number-columns-repeated="67"/>
        </table:table-row>
        <table:table-row table:style-name="ro3">
          <table:table-cell table:number-columns-repeated="67"/>
        </table:table-row>
      </table:table>
      <table:table table:name="Sheet2" table:style-name="ta2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table:style-name="ce87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14" office:value-type="string" calcext:value-type="string">
            <text:p>PA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89" office:value-type="string" calcext:value-type="string">
            <text:p>AP/Oblique</text:p>
          </table:table-cell>
          <table:table-cell table:number-columns-repeated="63"/>
        </table:table-row>
        <table:table-row table:style-name="ro1">
          <table:table-cell table:style-name="ce79" office:value-type="string" calcext:value-type="string">
            <text:p>AP/Lateral/Oblique <text:s/>( 3:1 )</text:p>
          </table:table-cell>
          <table:table-cell table:number-columns-repeated="63"/>
        </table:table-row>
        <table:table-row table:style-name="ro1">
          <table:table-cell table:style-name="ce90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/Oblique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/Lateral/Oblique <text:s/>( 3:1 )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91" office:value-type="string" calcext:value-type="string">
            <text:p>AP/Lateral/Skyline (3:1)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91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92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92" office:value-type="string" calcext:value-type="string">
            <text:p>AP/Lateral, R/L Oblique</text:p>
          </table:table-cell>
          <table:table-cell table:number-columns-repeated="63"/>
        </table:table-row>
        <table:table-row table:style-name="ro1">
          <table:table-cell table:style-name="ce20" office:value-type="string" calcext:value-type="string">
            <text:p>Lateral, R/L Oblique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94" office:value-type="string" calcext:value-type="string">
            <text:p>AP/Frog leg</text:p>
          </table:table-cell>
          <table:table-cell table:number-columns-repeated="63"/>
        </table:table-row>
        <table:table-row table:style-name="ro1">
          <table:table-cell table:style-name="ce92" office:value-type="string" calcext:value-type="string">
            <text:p>AP-upright</text:p>
          </table:table-cell>
          <table:table-cell table:number-columns-repeated="63"/>
        </table:table-row>
        <table:table-row table:style-name="ro1">
          <table:table-cell table:style-name="ce92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92" office:value-type="string" calcext:value-type="string">
            <text:p>AP, R/L Bending</text:p>
          </table:table-cell>
          <table:table-cell table:number-columns-repeated="63"/>
        </table:table-row>
        <table:table-row table:style-name="ro1">
          <table:table-cell table:style-name="ce90" office:value-type="string" calcext:value-type="string">
            <text:p>Scoliosis Series</text:p>
          </table:table-cell>
          <table:table-cell table:number-columns-repeated="63"/>
        </table:table-row>
        <table:table-row table:style-name="ro1">
          <table:table-cell table:style-name="ce92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92" office:value-type="string" calcext:value-type="string">
            <text:p>Hips AP, L-S Lateral</text:p>
          </table:table-cell>
          <table:table-cell table:number-columns-repeated="63"/>
        </table:table-row>
        <table:table-row table:style-name="ro1">
          <table:table-cell table:style-name="ce92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92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87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90" office:value-type="string" calcext:value-type="string">
            <text:p>(Pedia) AP</text:p>
          </table:table-cell>
          <table:table-cell table:number-columns-repeated="6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8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L5:Sheet1.L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07:16:46.8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OSC.PAS</meta:initial-creator>
    <meta:print-date>2019-11-08T01:09:11</meta:print-date>
    <meta:creation-date>2011-01-11T03:24:15</meta:creation-date>
    <dc:date>2020-08-18T07:57:05.940000000</dc:date>
    <meta:generator>LibreOffice/6.3.5.2$Windows_x86 LibreOffice_project/dd0751754f11728f69b42ee2af66670068624673</meta:generator>
    <meta:editing-duration>PT13H14M40S</meta:editing-duration>
    <meta:editing-cycles>75</meta:editing-cycles>
    <meta:document-statistic meta:table-count="3" meta:cell-count="5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